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5042in" style:rel-column-width="2166*"/>
    </style:style>
    <style:style style:name="Table1.B" style:family="table-column">
      <style:table-column-properties style:column-width="1.5583in" style:rel-column-width="2244*"/>
    </style:style>
    <style:style style:name="Table1.C" style:family="table-column">
      <style:table-column-properties style:column-width="1.9375in" style:rel-column-width="2790*"/>
    </style:style>
    <style:style style:name="Table1.D" style:family="table-column">
      <style:table-column-properties style:column-width="1.925in" style:rel-column-width="277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style="italic" fo:font-weight="bold" officeooo:rsid="003cc758" officeooo:paragraph-rsid="003cc758" style:font-size-asian="16pt" style:font-style-asian="italic" style:font-weight-asian="bold" style:font-size-complex="16pt" style:font-style-complex="italic" style:font-weight-complex="bold"/>
    </style:style>
    <style:style style:name="P2" style:family="paragraph" style:parent-style-name="Standard">
      <style:text-properties fo:font-size="14pt" fo:font-weight="bold" officeooo:rsid="003200fa" officeooo:paragraph-rsid="00289b20" style:font-size-asian="14pt" style:font-weight-asian="bold" style:font-size-complex="14pt" style:font-weight-complex="bold"/>
    </style:style>
    <style:style style:name="P3" style:family="paragraph" style:parent-style-name="Standard">
      <style:text-properties fo:font-size="12pt" fo:font-weight="normal" officeooo:rsid="007314ac" officeooo:paragraph-rsid="0073dfd3" style:font-size-asian="10.5pt" style:font-weight-asian="normal" style:font-size-complex="12pt" style:font-weight-complex="normal"/>
    </style:style>
    <style:style style:name="P4" style:family="paragraph" style:parent-style-name="Standard" style:master-page-name="">
      <loext:graphic-properties draw:fill="none"/>
      <style:paragraph-properties fo:margin-left="0.75in" fo:margin-right="0in" fo:text-indent="0.25in" style:auto-text-indent="false" style:page-number="auto" fo:background-color="transparent"/>
      <style:text-properties fo:font-size="12pt" fo:font-weight="normal" officeooo:rsid="0041f029" officeooo:paragraph-rsid="0041f029" style:font-size-asian="12pt" style:font-weight-asian="normal" style:font-size-complex="12pt" style:font-weight-complex="normal"/>
    </style:style>
    <style:style style:name="P5"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04b163b" officeooo:paragraph-rsid="004b163b" style:font-size-asian="12pt" style:font-weight-asian="normal" style:font-size-complex="12pt" style:font-weight-complex="normal"/>
    </style:style>
    <style:style style:name="P6" style:family="paragraph" style:parent-style-name="Standard" style:list-style-name="L1">
      <style:text-properties fo:font-size="16pt" fo:font-weight="bold" officeooo:rsid="00289b20" officeooo:paragraph-rsid="00289b20" style:font-size-asian="16pt" style:font-weight-asian="bold" style:font-size-complex="16pt" style:font-weight-complex="bold"/>
    </style:style>
    <style:style style:name="P7" style:family="paragraph" style:parent-style-name="Standard" style:list-style-name="L1">
      <style:text-properties fo:font-size="16pt" fo:font-weight="bold" officeooo:rsid="00289b20" officeooo:paragraph-rsid="00803248" style:font-size-asian="16pt" style:font-weight-asian="bold" style:font-size-complex="16pt" style:font-weight-complex="bold"/>
    </style:style>
    <style:style style:name="P8" style:family="paragraph" style:parent-style-name="Standard" style:list-style-name="L1">
      <style:text-properties fo:font-size="16pt" fo:font-weight="bold" officeooo:rsid="00289b20" officeooo:paragraph-rsid="0082beed" style:font-size-asian="16pt" style:font-weight-asian="bold" style:font-size-complex="16pt" style:font-weight-complex="bold"/>
    </style:style>
    <style:style style:name="P9" style:family="paragraph" style:parent-style-name="Standard" style:list-style-name="L1">
      <style:text-properties fo:font-size="16pt" fo:font-weight="bold" officeooo:rsid="00289b20" officeooo:paragraph-rsid="01d5d823" style:font-size-asian="16pt" style:font-weight-asian="bold" style:font-size-complex="16pt" style:font-weight-complex="bold"/>
    </style:style>
    <style:style style:name="P10" style:family="paragraph" style:parent-style-name="Standard" style:list-style-name="L1">
      <style:text-properties fo:font-size="16pt" fo:font-weight="bold" officeooo:rsid="007314ac" officeooo:paragraph-rsid="007314ac" style:font-size-asian="16pt" style:font-weight-asian="bold" style:font-size-complex="16pt" style:font-weight-complex="bold"/>
    </style:style>
    <style:style style:name="P11" style:family="paragraph" style:parent-style-name="Standard" style:list-style-name="L1">
      <style:text-properties fo:font-size="14pt" fo:font-weight="bold" officeooo:rsid="002b2e40" officeooo:paragraph-rsid="002b2e40" style:font-size-asian="14pt" style:font-weight-asian="bold" style:font-size-complex="14pt" style:font-weight-complex="bold"/>
    </style:style>
    <style:style style:name="P12" style:family="paragraph" style:parent-style-name="Standard" style:list-style-name="L1">
      <style:text-properties fo:font-size="14pt" fo:font-weight="bold" officeooo:rsid="006daf46" officeooo:paragraph-rsid="006daf46" style:font-size-asian="14pt" style:font-weight-asian="bold" style:font-size-complex="14pt" style:font-weight-complex="bold"/>
    </style:style>
    <style:style style:name="P13" style:family="paragraph" style:parent-style-name="Standard" style:list-style-name="L1">
      <style:text-properties fo:font-size="14pt" fo:font-weight="bold" officeooo:rsid="006c0e6e" officeooo:paragraph-rsid="006c0e6e" style:font-size-asian="14pt" style:font-weight-asian="bold" style:font-size-complex="14pt" style:font-weight-complex="bold"/>
    </style:style>
    <style:style style:name="P14" style:family="paragraph" style:parent-style-name="Standard" style:list-style-name="L1">
      <style:text-properties fo:font-size="14pt" fo:font-weight="bold" officeooo:rsid="0069951e" officeooo:paragraph-rsid="0069951e" style:font-size-asian="14pt" style:font-weight-asian="bold" style:font-size-complex="14pt" style:font-weight-complex="bold"/>
    </style:style>
    <style:style style:name="P15" style:family="paragraph" style:parent-style-name="Standard">
      <style:text-properties fo:font-size="14pt" fo:font-weight="bold" officeooo:rsid="0069951e" officeooo:paragraph-rsid="0069951e" style:font-size-asian="14pt" style:font-weight-asian="bold" style:font-size-complex="14pt" style:font-weight-complex="bold"/>
    </style:style>
    <style:style style:name="P16" style:family="paragraph" style:parent-style-name="Standard" style:list-style-name="L1">
      <style:text-properties fo:font-size="14pt" fo:font-weight="bold" officeooo:rsid="00289b20" officeooo:paragraph-rsid="0082beed" style:font-size-asian="14pt" style:font-weight-asian="bold" style:font-size-complex="14pt" style:font-weight-complex="bold"/>
    </style:style>
    <style:style style:name="P17" style:family="paragraph" style:parent-style-name="Standard" style:list-style-name="L1">
      <style:text-properties fo:font-size="14pt" fo:font-weight="bold" officeooo:rsid="00ac5835" officeooo:paragraph-rsid="00ac5835" style:font-size-asian="14pt" style:font-weight-asian="bold" style:font-size-complex="14pt" style:font-weight-complex="bold"/>
    </style:style>
    <style:style style:name="P18" style:family="paragraph" style:parent-style-name="Standard" style:list-style-name="L1">
      <style:text-properties fo:font-size="12pt" fo:font-weight="bold" officeooo:rsid="002cf46f" officeooo:paragraph-rsid="002cf46f" style:font-size-asian="12pt" style:font-weight-asian="bold" style:font-size-complex="12pt" style:font-weight-complex="bold"/>
    </style:style>
    <style:style style:name="P19" style:family="paragraph" style:parent-style-name="Standard" style:list-style-name="L1">
      <style:text-properties fo:font-size="12pt" fo:font-weight="bold" officeooo:rsid="006f53b1" officeooo:paragraph-rsid="006f53b1" style:font-size-asian="12pt" style:font-weight-asian="bold" style:font-size-complex="12pt" style:font-weight-complex="bold"/>
    </style:style>
    <style:style style:name="P20" style:family="paragraph" style:parent-style-name="Standard">
      <style:text-properties fo:font-size="12pt" fo:font-weight="bold" officeooo:rsid="0060874d" officeooo:paragraph-rsid="0055b218" style:font-size-asian="12pt" style:font-weight-asian="bold" style:font-size-complex="12pt" style:font-weight-complex="bold"/>
    </style:style>
    <style:style style:name="P21" style:family="paragraph" style:parent-style-name="Standard" style:list-style-name="L1">
      <style:text-properties fo:font-size="12pt" fo:font-weight="normal" officeooo:rsid="0060874d" officeooo:paragraph-rsid="00760d90" style:font-size-asian="12pt" style:font-weight-asian="normal" style:font-size-complex="12pt" style:font-weight-complex="normal"/>
    </style:style>
    <style:style style:name="P22" style:family="paragraph" style:parent-style-name="Standard" style:list-style-name="L1">
      <style:text-properties fo:font-size="12pt" fo:font-weight="normal" officeooo:rsid="007b6303" officeooo:paragraph-rsid="007b6303" style:font-size-asian="12pt" style:font-weight-asian="normal" style:font-size-complex="12pt" style:font-weight-complex="normal"/>
    </style:style>
    <style:style style:name="P23" style:family="paragraph" style:parent-style-name="Standard" style:list-style-name="L4">
      <loext:graphic-properties draw:fill="none"/>
      <style:paragraph-properties fo:background-color="transparent"/>
      <style:text-properties fo:font-size="12pt" fo:font-weight="normal" officeooo:rsid="0079db4b" officeooo:paragraph-rsid="01f40742" style:font-size-asian="12pt" style:font-weight-asian="normal" style:font-size-complex="12pt" style:font-weight-complex="normal"/>
    </style:style>
    <style:style style:name="P24" style:family="paragraph" style:parent-style-name="Standard" style:list-style-name="L2">
      <loext:graphic-properties draw:fill="none"/>
      <style:paragraph-properties fo:background-color="transparent"/>
      <style:text-properties fo:font-size="12pt" fo:font-weight="normal" officeooo:rsid="008f781f" officeooo:paragraph-rsid="008f781f" style:font-size-asian="10.5pt" style:font-weight-asian="normal" style:font-size-complex="12pt" style:font-weight-complex="normal"/>
    </style:style>
    <style:style style:name="P25" style:family="paragraph" style:parent-style-name="Standard" style:list-style-name="L2">
      <loext:graphic-properties draw:fill="none"/>
      <style:paragraph-properties fo:background-color="transparent"/>
      <style:text-properties fo:font-size="12pt" fo:font-weight="normal" officeooo:rsid="0091e3fc" officeooo:paragraph-rsid="0091e3fc" style:font-size-asian="10.5pt" style:font-weight-asian="normal" style:font-size-complex="12pt" style:font-weight-complex="normal"/>
    </style:style>
    <style:style style:name="P26" style:family="paragraph" style:parent-style-name="Standard" style:list-style-name="L2">
      <loext:graphic-properties draw:fill="none"/>
      <style:paragraph-properties fo:background-color="transparent"/>
      <style:text-properties fo:font-size="12pt" fo:font-weight="normal" officeooo:rsid="0093e0c8" officeooo:paragraph-rsid="0093e0c8" style:font-size-asian="10.5pt" style:font-weight-asian="normal" style:font-size-complex="12pt" style:font-weight-complex="normal"/>
    </style:style>
    <style:style style:name="P27" style:family="paragraph" style:parent-style-name="Standard" style:list-style-name="L1">
      <style:text-properties fo:font-size="12pt" fo:font-weight="normal" officeooo:rsid="009a86de" officeooo:paragraph-rsid="009a86de" style:font-size-asian="10.5pt" style:font-weight-asian="normal" style:font-size-complex="12pt" style:font-weight-complex="normal"/>
    </style:style>
    <style:style style:name="P28" style:family="paragraph" style:parent-style-name="Standard">
      <style:text-properties fo:font-size="12pt" fo:font-weight="normal" officeooo:rsid="007314ac" officeooo:paragraph-rsid="007314ac" style:font-size-asian="10.5pt" style:font-weight-asian="normal" style:font-size-complex="12pt" style:font-weight-complex="normal"/>
    </style:style>
    <style:style style:name="P29" style:family="paragraph" style:parent-style-name="Standard">
      <style:text-properties fo:font-size="12pt" fo:font-weight="normal" officeooo:rsid="007314ac" officeooo:paragraph-rsid="01f7527f" style:font-size-asian="10.5pt" style:font-weight-asian="normal" style:font-size-complex="12pt" style:font-weight-complex="normal"/>
    </style:style>
    <style:style style:name="P30" style:family="paragraph" style:parent-style-name="Standard">
      <style:text-properties fo:font-size="12pt" fo:font-weight="normal" officeooo:rsid="007314ac" officeooo:paragraph-rsid="01f8e8a1" style:font-size-asian="10.5pt" style:font-weight-asian="normal" style:font-size-complex="12pt" style:font-weight-complex="normal"/>
    </style:style>
    <style:style style:name="P31" style:family="paragraph" style:parent-style-name="Standard" style:list-style-name="L1">
      <style:text-properties officeooo:rsid="007b6303" officeooo:paragraph-rsid="007b6303"/>
    </style:style>
    <style:style style:name="P32" style:family="paragraph" style:parent-style-name="Standard" style:list-style-name="L3">
      <loext:graphic-properties draw:fill="none"/>
      <style:paragraph-properties fo:background-color="transparent"/>
      <style:text-properties officeooo:paragraph-rsid="01cb9254"/>
    </style:style>
    <style:style style:name="P33" style:family="paragraph" style:parent-style-name="Standard">
      <style:text-properties officeooo:rsid="007314ac" officeooo:paragraph-rsid="00742e01"/>
    </style:style>
    <style:style style:name="P34" style:family="paragraph" style:parent-style-name="Standard" style:master-page-name="">
      <loext:graphic-properties draw:fill="none"/>
      <style:paragraph-properties fo:margin-left="0.75in" fo:margin-right="0in" fo:text-indent="0.25in" style:auto-text-indent="false" style:page-number="auto" fo:background-color="transparent"/>
      <style:text-properties fo:font-size="12pt" fo:font-weight="normal" officeooo:rsid="00b1510a" officeooo:paragraph-rsid="00b1510a" style:font-size-asian="10.5pt" style:font-weight-asian="normal" style:font-size-complex="12pt" style:font-weight-complex="normal"/>
    </style:style>
    <style:style style:name="P35" style:family="paragraph" style:parent-style-name="Standard" style:master-page-name="">
      <loext:graphic-properties draw:fill="none"/>
      <style:paragraph-properties fo:margin-left="0.75in" fo:margin-right="0in" fo:text-indent="0.25in" style:auto-text-indent="false" style:page-number="auto" fo:background-color="transparent"/>
      <style:text-properties fo:font-size="12pt" fo:font-weight="normal" officeooo:rsid="01d4088b" officeooo:paragraph-rsid="01d4088b" style:font-size-asian="10.5pt" style:font-weight-asian="normal" style:font-size-complex="12pt" style:font-weight-complex="normal"/>
    </style:style>
    <style:style style:name="P36"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0b1510a" officeooo:paragraph-rsid="00b1510a" style:font-size-asian="10.5pt" style:font-weight-asian="normal" style:font-size-complex="12pt" style:font-weight-complex="normal"/>
    </style:style>
    <style:style style:name="P37"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1c8dde4" officeooo:paragraph-rsid="01c8dde4" style:font-size-asian="10.5pt" style:font-weight-asian="normal" style:font-size-complex="12pt" style:font-weight-complex="normal"/>
    </style:style>
    <style:style style:name="P38"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1cb9254" officeooo:paragraph-rsid="01cb9254" style:font-size-asian="10.5pt" style:font-weight-asian="normal" style:font-size-complex="12pt" style:font-weight-complex="normal"/>
    </style:style>
    <style:style style:name="P39"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1d4088b" officeooo:paragraph-rsid="01d4088b" style:font-size-asian="10.5pt" style:font-weight-asian="normal" style:font-size-complex="12pt" style:font-weight-complex="normal"/>
    </style:style>
    <style:style style:name="P40"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1dea9ed" officeooo:paragraph-rsid="01dfbf82" style:font-size-asian="10.5pt" style:font-weight-asian="normal" style:font-size-complex="12pt" style:font-weight-complex="normal"/>
    </style:style>
    <style:style style:name="P41"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1dea9ed" officeooo:paragraph-rsid="01ef959c" style:font-size-asian="10.5pt" style:font-weight-asian="normal" style:font-size-complex="12pt" style:font-weight-complex="normal"/>
    </style:style>
    <style:style style:name="P42" style:family="paragraph" style:parent-style-name="Standard">
      <loext:graphic-properties draw:fill="none"/>
      <style:paragraph-properties fo:margin-left="0.75in" fo:margin-right="0in" fo:text-indent="0.25in" style:auto-text-indent="false" fo:background-color="transparent"/>
      <style:text-properties fo:font-size="12pt" fo:font-weight="normal" officeooo:rsid="01e1b2d6" officeooo:paragraph-rsid="01ef959c" style:font-size-asian="10.5pt" style:font-weight-asian="normal" style:font-size-complex="12pt" style:font-weight-complex="normal"/>
    </style:style>
    <style:style style:name="P43" style:family="paragraph" style:parent-style-name="Standard" style:master-page-name="">
      <loext:graphic-properties draw:fill="none"/>
      <style:paragraph-properties fo:margin-left="0.75in" fo:margin-right="0in" fo:text-indent="0.25in" style:auto-text-indent="false" style:page-number="auto" fo:background-color="transparent"/>
      <style:text-properties fo:font-size="12pt" fo:font-weight="normal" officeooo:rsid="0202d526" officeooo:paragraph-rsid="0202d526" style:font-size-asian="12pt" style:font-weight-asian="normal" style:font-size-complex="12pt" style:font-weight-complex="normal"/>
    </style:style>
    <style:style style:name="P44" style:family="paragraph" style:parent-style-name="Standard" style:master-page-name="">
      <loext:graphic-properties draw:fill="none"/>
      <style:paragraph-properties fo:margin-left="0.75in" fo:margin-right="0in" fo:text-indent="0.25in" style:auto-text-indent="false" style:page-number="auto" fo:background-color="transparent"/>
      <style:text-properties fo:font-size="12pt" fo:font-weight="bold" officeooo:rsid="00289b20" officeooo:paragraph-rsid="00289b20" style:font-size-asian="10.5pt" style:font-weight-asian="bold" style:font-size-complex="12pt" style:font-weight-complex="bold"/>
    </style:style>
    <style:style style:name="P45" style:family="paragraph" style:parent-style-name="Standard" style:list-style-name="L2" style:master-page-name="">
      <loext:graphic-properties draw:fill="none"/>
      <style:paragraph-properties style:page-number="auto" fo:background-color="transparent"/>
      <style:text-properties fo:font-size="12pt" fo:font-weight="normal" officeooo:rsid="009086b8" officeooo:paragraph-rsid="009086b8" style:font-size-asian="10.5pt" style:font-weight-asian="normal" style:font-size-complex="12pt" style:font-weight-complex="normal"/>
    </style:style>
    <style:style style:name="P46" style:family="paragraph" style:parent-style-name="Standard" style:master-page-name="">
      <loext:graphic-properties draw:fill="none"/>
      <style:paragraph-properties fo:margin-left="0.75in" fo:margin-right="0in" fo:text-indent="0.25in" style:auto-text-indent="false" style:page-number="auto" fo:background-color="transparent"/>
      <style:text-properties fo:font-size="12pt" fo:font-weight="normal" officeooo:rsid="00289b20" officeooo:paragraph-rsid="01d5d823" style:font-size-asian="10.5pt" style:font-weight-asian="normal" style:font-size-complex="12pt" style:font-weight-complex="normal"/>
    </style:style>
    <style:style style:name="P47" style:family="paragraph" style:parent-style-name="Standard" style:list-style-name="L4" style:master-page-name="">
      <loext:graphic-properties draw:fill="none"/>
      <style:paragraph-properties style:page-number="auto" fo:background-color="transparent"/>
      <style:text-properties fo:font-size="12pt" fo:font-weight="normal" officeooo:rsid="0079db4b" officeooo:paragraph-rsid="01f40742" style:font-size-asian="12pt" style:font-weight-asian="normal" style:font-size-complex="12pt" style:font-weight-complex="normal"/>
    </style:style>
    <style:style style:name="P48" style:family="paragraph" style:parent-style-name="Table_20_Contents">
      <style:text-properties fo:font-size="12pt" style:font-size-asian="12pt" style:font-size-complex="12pt"/>
    </style:style>
    <style:style style:name="P49" style:family="paragraph" style:parent-style-name="Table_20_Contents">
      <style:paragraph-properties fo:text-align="center" style:justify-single-word="false"/>
      <style:text-properties fo:font-size="12pt" officeooo:rsid="00b48bfe" officeooo:paragraph-rsid="00b48bfe" style:font-size-asian="12pt" style:font-size-complex="12pt"/>
    </style:style>
    <style:style style:name="P50" style:family="paragraph" style:parent-style-name="Table_20_Contents">
      <style:paragraph-properties fo:text-align="center" style:justify-single-word="false"/>
      <style:text-properties fo:font-size="12pt" officeooo:rsid="00b57984" officeooo:paragraph-rsid="00b57984" style:font-size-asian="12pt" style:font-size-complex="12pt"/>
    </style:style>
    <style:style style:name="P51" style:family="paragraph" style:parent-style-name="Table_20_Contents">
      <style:paragraph-properties fo:text-align="center" style:justify-single-word="false"/>
      <style:text-properties fo:font-size="12pt" style:font-size-asian="12pt" style:font-size-complex="12pt"/>
    </style:style>
    <style:style style:name="P52" style:family="paragraph" style:parent-style-name="Table_20_Contents">
      <style:text-properties fo:font-size="12pt" officeooo:rsid="00b82834" officeooo:paragraph-rsid="00b82834" style:font-size-asian="12pt" style:font-size-complex="12pt"/>
    </style:style>
    <style:style style:name="P53" style:family="paragraph" style:parent-style-name="Table_20_Contents">
      <style:text-properties fo:font-size="12pt" officeooo:rsid="00b85e85" officeooo:paragraph-rsid="00b85e85" style:font-size-asian="12pt" style:font-size-complex="12pt"/>
    </style:style>
    <style:style style:name="P54" style:family="paragraph" style:parent-style-name="Table_20_Contents">
      <style:text-properties fo:font-size="12pt" officeooo:rsid="00bba822" officeooo:paragraph-rsid="00bba822" style:font-size-asian="12pt" style:font-size-complex="12pt"/>
    </style:style>
    <style:style style:name="P55" style:family="paragraph" style:parent-style-name="Table_20_Contents">
      <style:text-properties fo:font-size="12pt" officeooo:rsid="00c34a7c" officeooo:paragraph-rsid="00c34a7c" style:font-size-asian="12pt" style:font-size-complex="12pt"/>
    </style:style>
    <style:style style:name="P56" style:family="paragraph" style:parent-style-name="Table_20_Contents">
      <style:text-properties fo:font-size="12pt" officeooo:rsid="00c8e445" officeooo:paragraph-rsid="00c8e445" style:font-size-asian="12pt" style:font-size-complex="12pt"/>
    </style:style>
    <style:style style:name="P57" style:family="paragraph" style:parent-style-name="Table_20_Contents">
      <style:text-properties fo:font-size="12pt" officeooo:rsid="00c9c148" officeooo:paragraph-rsid="00c9c148" style:font-size-asian="12pt" style:font-size-complex="12pt"/>
    </style:style>
    <style:style style:name="P58" style:family="paragraph" style:parent-style-name="Table_20_Contents">
      <style:text-properties fo:font-size="12pt" officeooo:rsid="00cc3ee4" officeooo:paragraph-rsid="00cc3ee4" style:font-size-asian="12pt" style:font-size-complex="12pt"/>
    </style:style>
    <style:style style:name="P59" style:family="paragraph" style:parent-style-name="Table_20_Contents">
      <style:text-properties fo:font-size="12pt" officeooo:rsid="00cdc17f" officeooo:paragraph-rsid="00cdc17f" style:font-size-asian="12pt" style:font-size-complex="12pt"/>
    </style:style>
    <style:style style:name="P60" style:family="paragraph" style:parent-style-name="Table_20_Contents">
      <style:text-properties fo:font-size="12pt" officeooo:rsid="00cdcf11" officeooo:paragraph-rsid="00ce0934" style:font-size-asian="12pt" style:font-size-complex="12pt"/>
    </style:style>
    <style:style style:name="P61" style:family="paragraph" style:parent-style-name="Table_20_Contents">
      <style:text-properties fo:font-size="12pt" officeooo:rsid="00ce3bd6" officeooo:paragraph-rsid="00ce3bd6" style:font-size-asian="12pt" style:font-size-complex="12pt"/>
    </style:style>
    <style:style style:name="P62" style:family="paragraph" style:parent-style-name="Table_20_Contents">
      <style:text-properties fo:font-size="12pt" officeooo:rsid="00d01819" officeooo:paragraph-rsid="00d01819" style:font-size-asian="12pt" style:font-size-complex="12pt"/>
    </style:style>
    <style:style style:name="P63" style:family="paragraph" style:parent-style-name="Table_20_Contents">
      <style:text-properties fo:font-size="12pt" officeooo:rsid="00d10e52" officeooo:paragraph-rsid="00d10e52" style:font-size-asian="12pt" style:font-size-complex="12pt"/>
    </style:style>
    <style:style style:name="P64" style:family="paragraph" style:parent-style-name="Table_20_Contents">
      <style:text-properties fo:font-size="12pt" officeooo:rsid="00dc47c1" officeooo:paragraph-rsid="00dc47c1" style:font-size-asian="12pt" style:font-size-complex="12pt"/>
    </style:style>
    <style:style style:name="P65" style:family="paragraph" style:parent-style-name="Table_20_Contents">
      <style:text-properties fo:font-size="12pt" officeooo:rsid="00dd2020" officeooo:paragraph-rsid="00dd2020" style:font-size-asian="12pt" style:font-size-complex="12pt"/>
    </style:style>
    <style:style style:name="P66" style:family="paragraph" style:parent-style-name="Table_20_Contents">
      <style:text-properties fo:font-size="12pt" officeooo:rsid="00dd641c" officeooo:paragraph-rsid="00dd641c" style:font-size-asian="12pt" style:font-size-complex="12pt"/>
    </style:style>
    <style:style style:name="P67" style:family="paragraph" style:parent-style-name="Table_20_Contents">
      <style:text-properties fo:font-size="12pt" officeooo:rsid="00df2c89" officeooo:paragraph-rsid="00df2c89" style:font-size-asian="12pt" style:font-size-complex="12pt"/>
    </style:style>
    <style:style style:name="P68" style:family="paragraph" style:parent-style-name="Table_20_Contents">
      <style:text-properties fo:font-size="12pt" officeooo:rsid="00e0c773" officeooo:paragraph-rsid="00e0c773" style:font-size-asian="12pt" style:font-size-complex="12pt"/>
    </style:style>
    <style:style style:name="P69" style:family="paragraph" style:parent-style-name="Table_20_Contents">
      <style:text-properties fo:font-size="12pt" officeooo:rsid="00e2b89b" officeooo:paragraph-rsid="00e2b89b" style:font-size-asian="12pt" style:font-size-complex="12pt"/>
    </style:style>
    <style:style style:name="P70" style:family="paragraph" style:parent-style-name="Table_20_Contents">
      <style:text-properties fo:font-size="12pt" officeooo:rsid="00e93c99" officeooo:paragraph-rsid="00e93c99" style:font-size-asian="12pt" style:font-size-complex="12pt"/>
    </style:style>
    <style:style style:name="P71" style:family="paragraph" style:parent-style-name="Table_20_Contents">
      <style:text-properties fo:font-size="12pt" officeooo:rsid="00e93c99" officeooo:paragraph-rsid="010ca3cd" style:font-size-asian="12pt" style:font-size-complex="12pt"/>
    </style:style>
    <style:style style:name="P72" style:family="paragraph" style:parent-style-name="Table_20_Contents">
      <style:text-properties fo:font-size="12pt" officeooo:paragraph-rsid="00f7712f" style:font-size-asian="12pt" style:font-size-complex="12pt"/>
    </style:style>
    <style:style style:name="P73" style:family="paragraph" style:parent-style-name="Table_20_Contents">
      <style:text-properties fo:font-size="12pt" officeooo:paragraph-rsid="00fbc5fd" style:font-size-asian="12pt" style:font-size-complex="12pt"/>
    </style:style>
    <style:style style:name="P74" style:family="paragraph" style:parent-style-name="Table_20_Contents">
      <style:text-properties fo:font-size="12pt" officeooo:paragraph-rsid="010909fd" style:font-size-asian="12pt" style:font-size-complex="12pt"/>
    </style:style>
    <style:style style:name="P75" style:family="paragraph" style:parent-style-name="Table_20_Contents">
      <style:text-properties fo:font-size="12pt" officeooo:paragraph-rsid="010e1c38" style:font-size-asian="12pt" style:font-size-complex="12pt"/>
    </style:style>
    <style:style style:name="P76" style:family="paragraph" style:parent-style-name="Table_20_Contents">
      <style:text-properties fo:font-size="12pt" officeooo:paragraph-rsid="010ff948" style:font-size-asian="12pt" style:font-size-complex="12pt"/>
    </style:style>
    <style:style style:name="P77" style:family="paragraph" style:parent-style-name="Table_20_Contents">
      <style:text-properties fo:font-size="12pt" officeooo:paragraph-rsid="0112fb76" style:font-size-asian="12pt" style:font-size-complex="12pt"/>
    </style:style>
    <style:style style:name="P78" style:family="paragraph" style:parent-style-name="Table_20_Contents">
      <style:text-properties fo:font-size="12pt" officeooo:rsid="0116fcb6" officeooo:paragraph-rsid="0116fcb6" style:font-size-asian="12pt" style:font-size-complex="12pt"/>
    </style:style>
    <style:style style:name="P79" style:family="paragraph" style:parent-style-name="Table_20_Contents">
      <style:text-properties fo:font-size="12pt" officeooo:rsid="0116fcb6" officeooo:paragraph-rsid="01195644" style:font-size-asian="12pt" style:font-size-complex="12pt"/>
    </style:style>
    <style:style style:name="P80" style:family="paragraph" style:parent-style-name="Table_20_Contents">
      <style:text-properties fo:font-size="12pt" officeooo:rsid="0116fcb6" officeooo:paragraph-rsid="012beabe" style:font-size-asian="12pt" style:font-size-complex="12pt"/>
    </style:style>
    <style:style style:name="P81" style:family="paragraph" style:parent-style-name="Table_20_Contents">
      <style:text-properties fo:font-size="12pt" officeooo:rsid="011b1cc6" officeooo:paragraph-rsid="011b1cc6" style:font-size-asian="12pt" style:font-size-complex="12pt"/>
    </style:style>
    <style:style style:name="P82" style:family="paragraph" style:parent-style-name="Table_20_Contents">
      <style:text-properties fo:font-size="12pt" officeooo:rsid="011b1cc6" officeooo:paragraph-rsid="012db621" style:font-size-asian="12pt" style:font-size-complex="12pt"/>
    </style:style>
    <style:style style:name="P83" style:family="paragraph" style:parent-style-name="Table_20_Contents">
      <style:text-properties fo:font-size="12pt" officeooo:paragraph-rsid="01200b3c" style:font-size-asian="12pt" style:font-size-complex="12pt"/>
    </style:style>
    <style:style style:name="P84" style:family="paragraph" style:parent-style-name="Table_20_Contents">
      <style:text-properties fo:font-size="12pt" officeooo:rsid="01244b82" officeooo:paragraph-rsid="01244b82" style:font-size-asian="12pt" style:font-size-complex="12pt"/>
    </style:style>
    <style:style style:name="P85" style:family="paragraph" style:parent-style-name="Table_20_Contents">
      <style:text-properties fo:font-size="12pt" officeooo:paragraph-rsid="0124c6d8" style:font-size-asian="12pt" style:font-size-complex="12pt"/>
    </style:style>
    <style:style style:name="P86" style:family="paragraph" style:parent-style-name="Table_20_Contents">
      <style:text-properties fo:font-size="12pt" officeooo:rsid="01261b0a" officeooo:paragraph-rsid="01261b0a" style:font-size-asian="12pt" style:font-size-complex="12pt"/>
    </style:style>
    <style:style style:name="P87" style:family="paragraph" style:parent-style-name="Table_20_Contents">
      <style:text-properties fo:font-size="12pt" officeooo:paragraph-rsid="01263532" style:font-size-asian="12pt" style:font-size-complex="12pt"/>
    </style:style>
    <style:style style:name="P88" style:family="paragraph" style:parent-style-name="Table_20_Contents">
      <style:text-properties fo:font-size="12pt" officeooo:rsid="0129ab00" officeooo:paragraph-rsid="0129ab00" style:font-size-asian="12pt" style:font-size-complex="12pt"/>
    </style:style>
    <style:style style:name="P89" style:family="paragraph" style:parent-style-name="Table_20_Contents">
      <style:text-properties fo:font-size="12pt" officeooo:rsid="0129ab00" officeooo:paragraph-rsid="012adfa8" style:font-size-asian="12pt" style:font-size-complex="12pt"/>
    </style:style>
    <style:style style:name="P90" style:family="paragraph" style:parent-style-name="Table_20_Contents">
      <style:text-properties fo:font-size="12pt" officeooo:paragraph-rsid="012f5dfc" style:font-size-asian="12pt" style:font-size-complex="12pt"/>
    </style:style>
    <style:style style:name="P91" style:family="paragraph" style:parent-style-name="Table_20_Contents">
      <style:text-properties fo:font-size="12pt" officeooo:rsid="012f81db" officeooo:paragraph-rsid="012f81db" style:font-size-asian="12pt" style:font-size-complex="12pt"/>
    </style:style>
    <style:style style:name="P92" style:family="paragraph" style:parent-style-name="Table_20_Contents">
      <style:text-properties fo:font-size="12pt" officeooo:paragraph-rsid="012fa6c6" style:font-size-asian="12pt" style:font-size-complex="12pt"/>
    </style:style>
    <style:style style:name="P93" style:family="paragraph" style:parent-style-name="Table_20_Contents">
      <style:text-properties fo:font-size="12pt" officeooo:rsid="01300a9a" officeooo:paragraph-rsid="01300a9a" style:font-size-asian="12pt" style:font-size-complex="12pt"/>
    </style:style>
    <style:style style:name="P94" style:family="paragraph" style:parent-style-name="Table_20_Contents">
      <style:text-properties fo:font-size="12pt" officeooo:paragraph-rsid="0131f1bf" style:font-size-asian="12pt" style:font-size-complex="12pt"/>
    </style:style>
    <style:style style:name="P95" style:family="paragraph" style:parent-style-name="Table_20_Contents">
      <style:text-properties fo:font-size="12pt" officeooo:rsid="0131f1bf" officeooo:paragraph-rsid="0131f1bf" style:font-size-asian="12pt" style:font-size-complex="12pt"/>
    </style:style>
    <style:style style:name="P96" style:family="paragraph" style:parent-style-name="Table_20_Contents">
      <style:text-properties fo:font-size="12pt" officeooo:rsid="01490677" officeooo:paragraph-rsid="01490677" style:font-size-asian="12pt" style:font-size-complex="12pt"/>
    </style:style>
    <style:style style:name="P97" style:family="paragraph" style:parent-style-name="Table_20_Contents">
      <style:text-properties fo:font-size="12pt" officeooo:rsid="014e0046" officeooo:paragraph-rsid="014e0046" style:font-size-asian="12pt" style:font-size-complex="12pt"/>
    </style:style>
    <style:style style:name="P98" style:family="paragraph" style:parent-style-name="Table_20_Contents">
      <style:text-properties fo:font-size="12pt" officeooo:rsid="014e0046" officeooo:paragraph-rsid="014ec0a7" style:font-size-asian="12pt" style:font-size-complex="12pt"/>
    </style:style>
    <style:style style:name="P99" style:family="paragraph" style:parent-style-name="Table_20_Contents">
      <style:text-properties fo:font-size="12pt" officeooo:rsid="014e0046" officeooo:paragraph-rsid="01531996" style:font-size-asian="12pt" style:font-size-complex="12pt"/>
    </style:style>
    <style:style style:name="P100" style:family="paragraph" style:parent-style-name="Table_20_Contents">
      <style:text-properties fo:font-size="12pt" officeooo:rsid="015c8fd2" officeooo:paragraph-rsid="015c8fd2" style:font-size-asian="12pt" style:font-size-complex="12pt"/>
    </style:style>
    <style:style style:name="P101" style:family="paragraph" style:parent-style-name="Table_20_Contents">
      <style:text-properties fo:font-size="12pt" officeooo:rsid="01620b33" officeooo:paragraph-rsid="01620b33" style:font-size-asian="12pt" style:font-size-complex="12pt"/>
    </style:style>
    <style:style style:name="P102" style:family="paragraph" style:parent-style-name="Table_20_Contents">
      <style:text-properties fo:font-size="12pt" officeooo:rsid="0162c215" officeooo:paragraph-rsid="0162c215" style:font-size-asian="12pt" style:font-size-complex="12pt"/>
    </style:style>
    <style:style style:name="P103" style:family="paragraph" style:parent-style-name="Table_20_Contents">
      <style:text-properties fo:font-size="12pt" officeooo:rsid="01669c9f" officeooo:paragraph-rsid="01669c9f" style:font-size-asian="12pt" style:font-size-complex="12pt"/>
    </style:style>
    <style:style style:name="P104" style:family="paragraph" style:parent-style-name="Table_20_Contents">
      <style:text-properties fo:font-size="12pt" officeooo:rsid="016a0bfd" officeooo:paragraph-rsid="016a0bfd" style:font-size-asian="12pt" style:font-size-complex="12pt"/>
    </style:style>
    <style:style style:name="P105" style:family="paragraph" style:parent-style-name="Table_20_Contents">
      <style:text-properties fo:font-size="12pt" officeooo:rsid="016a0bfd" officeooo:paragraph-rsid="016d8a03" style:font-size-asian="12pt" style:font-size-complex="12pt"/>
    </style:style>
    <style:style style:name="P106" style:family="paragraph" style:parent-style-name="Table_20_Contents">
      <style:text-properties fo:font-size="12pt" officeooo:rsid="016a0bfd" officeooo:paragraph-rsid="016e2a63" style:font-size-asian="12pt" style:font-size-complex="12pt"/>
    </style:style>
    <style:style style:name="P107" style:family="paragraph" style:parent-style-name="Table_20_Contents">
      <style:text-properties fo:font-size="12pt" officeooo:rsid="0171fde6" officeooo:paragraph-rsid="0171fde6" style:font-size-asian="12pt" style:font-size-complex="12pt"/>
    </style:style>
    <style:style style:name="P108" style:family="paragraph" style:parent-style-name="Table_20_Contents">
      <style:text-properties fo:font-size="12pt" officeooo:rsid="0171fde6" officeooo:paragraph-rsid="0172080a" style:font-size-asian="12pt" style:font-size-complex="12pt"/>
    </style:style>
    <style:style style:name="P109" style:family="paragraph" style:parent-style-name="Table_20_Contents">
      <style:text-properties fo:font-size="12pt" officeooo:rsid="01727a37" officeooo:paragraph-rsid="01727a37" style:font-size-asian="12pt" style:font-size-complex="12pt"/>
    </style:style>
    <style:style style:name="P110" style:family="paragraph" style:parent-style-name="Table_20_Contents">
      <style:text-properties fo:font-size="12pt" officeooo:rsid="01734344" officeooo:paragraph-rsid="01734344" style:font-size-asian="12pt" style:font-size-complex="12pt"/>
    </style:style>
    <style:style style:name="P111" style:family="paragraph" style:parent-style-name="Table_20_Contents">
      <style:text-properties fo:font-size="12pt" officeooo:rsid="0174b44f" officeooo:paragraph-rsid="0174b44f" style:font-size-asian="12pt" style:font-size-complex="12pt"/>
    </style:style>
    <style:style style:name="P112" style:family="paragraph" style:parent-style-name="Table_20_Contents">
      <style:text-properties fo:font-size="12pt" officeooo:rsid="0175db14" officeooo:paragraph-rsid="0175db14" style:font-size-asian="12pt" style:font-size-complex="12pt"/>
    </style:style>
    <style:style style:name="P113" style:family="paragraph" style:parent-style-name="Table_20_Contents">
      <style:text-properties fo:font-size="12pt" officeooo:rsid="01774637" officeooo:paragraph-rsid="01774637" style:font-size-asian="12pt" style:font-size-complex="12pt"/>
    </style:style>
    <style:style style:name="P114" style:family="paragraph" style:parent-style-name="Table_20_Contents">
      <style:text-properties fo:font-size="12pt" officeooo:paragraph-rsid="017f7fb7" style:font-size-asian="12pt" style:font-size-complex="12pt"/>
    </style:style>
    <style:style style:name="P115" style:family="paragraph" style:parent-style-name="Table_20_Contents">
      <style:text-properties fo:font-size="12pt" officeooo:rsid="0187bc1c" officeooo:paragraph-rsid="0187bc1c" style:font-size-asian="12pt" style:font-size-complex="12pt"/>
    </style:style>
    <style:style style:name="P116" style:family="paragraph" style:parent-style-name="Table_20_Contents">
      <style:text-properties fo:font-size="12pt" officeooo:rsid="018a634a" officeooo:paragraph-rsid="018a634a" style:font-size-asian="12pt" style:font-size-complex="12pt"/>
    </style:style>
    <style:style style:name="P117" style:family="paragraph" style:parent-style-name="Table_20_Contents">
      <style:text-properties fo:font-size="12pt" officeooo:rsid="018bf8ff" officeooo:paragraph-rsid="018bf8ff" style:font-size-asian="12pt" style:font-size-complex="12pt"/>
    </style:style>
    <style:style style:name="P118" style:family="paragraph" style:parent-style-name="Table_20_Contents">
      <style:text-properties fo:font-size="12pt" officeooo:rsid="01a170ad" officeooo:paragraph-rsid="01a170ad" style:font-size-asian="12pt" style:font-size-complex="12pt"/>
    </style:style>
    <style:style style:name="P119" style:family="paragraph" style:parent-style-name="Table_20_Contents">
      <style:text-properties fo:font-size="12pt" officeooo:rsid="01a34d62" officeooo:paragraph-rsid="01a34d62" style:font-size-asian="12pt" style:font-size-complex="12pt"/>
    </style:style>
    <style:style style:name="P120" style:family="paragraph" style:parent-style-name="Table_20_Contents">
      <style:text-properties fo:font-size="12pt" officeooo:rsid="01a6ad78" officeooo:paragraph-rsid="01a6ad78" style:font-size-asian="12pt" style:font-size-complex="12pt"/>
    </style:style>
    <style:style style:name="P121" style:family="paragraph" style:parent-style-name="Table_20_Contents">
      <style:text-properties fo:font-size="12pt" officeooo:paragraph-rsid="01b472d6" style:font-size-asian="12pt" style:font-size-complex="12pt"/>
    </style:style>
    <style:style style:name="T1" style:family="text">
      <style:text-properties officeooo:rsid="00407c80"/>
    </style:style>
    <style:style style:name="T2" style:family="text">
      <style:text-properties officeooo:rsid="00487b47"/>
    </style:style>
    <style:style style:name="T3" style:family="text">
      <style:text-properties officeooo:rsid="004bac9b"/>
    </style:style>
    <style:style style:name="T4" style:family="text">
      <style:text-properties officeooo:rsid="004fbd33"/>
    </style:style>
    <style:style style:name="T5" style:family="text">
      <style:text-properties officeooo:rsid="005c83e1"/>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60874d" style:font-size-asian="12pt" style:font-weight-asian="normal" style:font-size-complex="12pt" style:font-weight-complex="normal"/>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1cb9254" style:font-size-asian="10.5pt" style:font-weight-asian="normal" style:font-size-complex="12pt" style:font-weight-complex="normal"/>
    </style:style>
    <style:style style:name="T10" style:family="text">
      <style:text-properties fo:font-size="12pt" fo:font-weight="normal" officeooo:rsid="01cf095f" style:font-size-asian="10.5pt" style:font-weight-asian="normal" style:font-size-complex="12pt" style:font-weight-complex="normal"/>
    </style:style>
    <style:style style:name="T11" style:family="text">
      <style:text-properties fo:font-size="12pt" fo:font-weight="normal" officeooo:rsid="01d24232" style:font-size-asian="10.5pt" style:font-weight-asian="normal" style:font-size-complex="12pt" style:font-weight-complex="normal"/>
    </style:style>
    <style:style style:name="T12" style:family="text">
      <style:text-properties fo:font-size="12pt" fo:font-weight="normal" officeooo:rsid="00742e01" style:font-size-asian="10.5pt" style:font-weight-asian="normal" style:font-size-complex="12pt" style:font-weight-complex="normal"/>
    </style:style>
    <style:style style:name="T13" style:family="text">
      <style:text-properties fo:font-size="12pt" fo:font-weight="normal" officeooo:rsid="01f96be8" style:font-size-asian="10.5pt" style:font-weight-asian="normal" style:font-size-complex="12pt" style:font-weight-complex="normal"/>
    </style:style>
    <style:style style:name="T14" style:family="text">
      <style:text-properties officeooo:rsid="0073dfd3"/>
    </style:style>
    <style:style style:name="T15" style:family="text">
      <style:text-properties officeooo:rsid="0091484f"/>
    </style:style>
    <style:style style:name="T16" style:family="text">
      <style:text-properties officeooo:rsid="009be33a"/>
    </style:style>
    <style:style style:name="T17" style:family="text">
      <style:text-properties officeooo:rsid="00a02636"/>
    </style:style>
    <style:style style:name="T18" style:family="text">
      <style:text-properties officeooo:rsid="00a11bea"/>
    </style:style>
    <style:style style:name="T19" style:family="text">
      <style:text-properties officeooo:rsid="00a4abe3"/>
    </style:style>
    <style:style style:name="T20" style:family="text">
      <style:text-properties officeooo:rsid="00ac0b98"/>
    </style:style>
    <style:style style:name="T21" style:family="text">
      <style:text-properties officeooo:rsid="00be7f82"/>
    </style:style>
    <style:style style:name="T22" style:family="text">
      <style:text-properties officeooo:rsid="00c0670d"/>
    </style:style>
    <style:style style:name="T23" style:family="text">
      <style:text-properties officeooo:rsid="00caf4c0"/>
    </style:style>
    <style:style style:name="T24" style:family="text">
      <style:text-properties officeooo:rsid="00d1f686"/>
    </style:style>
    <style:style style:name="T25" style:family="text">
      <style:text-properties officeooo:rsid="00d51ee4"/>
    </style:style>
    <style:style style:name="T26" style:family="text">
      <style:text-properties officeooo:rsid="00d6e3a5"/>
    </style:style>
    <style:style style:name="T27" style:family="text">
      <style:text-properties officeooo:rsid="00da0d9c"/>
    </style:style>
    <style:style style:name="T28" style:family="text">
      <style:text-properties officeooo:rsid="00da11a8"/>
    </style:style>
    <style:style style:name="T29" style:family="text">
      <style:text-properties officeooo:rsid="00e49c93"/>
    </style:style>
    <style:style style:name="T30" style:family="text">
      <style:text-properties officeooo:rsid="00e4a9b9"/>
    </style:style>
    <style:style style:name="T31" style:family="text">
      <style:text-properties officeooo:rsid="00e7773e"/>
    </style:style>
    <style:style style:name="T32" style:family="text">
      <style:text-properties officeooo:rsid="00e93c99"/>
    </style:style>
    <style:style style:name="T33" style:family="text">
      <style:text-properties officeooo:rsid="00ea3181"/>
    </style:style>
    <style:style style:name="T34" style:family="text">
      <style:text-properties officeooo:rsid="00ea446c"/>
    </style:style>
    <style:style style:name="T35" style:family="text">
      <style:text-properties officeooo:rsid="00effd37"/>
    </style:style>
    <style:style style:name="T36" style:family="text">
      <style:text-properties officeooo:rsid="00f58642"/>
    </style:style>
    <style:style style:name="T37" style:family="text">
      <style:text-properties officeooo:rsid="00f89613"/>
    </style:style>
    <style:style style:name="T38" style:family="text">
      <style:text-properties officeooo:rsid="01021937"/>
    </style:style>
    <style:style style:name="T39" style:family="text">
      <style:text-properties officeooo:rsid="010a07ce"/>
    </style:style>
    <style:style style:name="T40" style:family="text">
      <style:text-properties officeooo:rsid="010a27d3"/>
    </style:style>
    <style:style style:name="T41" style:family="text">
      <style:text-properties officeooo:rsid="010ca3cd"/>
    </style:style>
    <style:style style:name="T42" style:family="text">
      <style:text-properties officeooo:rsid="010f03cc"/>
    </style:style>
    <style:style style:name="T43" style:family="text">
      <style:text-properties officeooo:rsid="00bba822"/>
    </style:style>
    <style:style style:name="T44" style:family="text">
      <style:text-properties officeooo:rsid="0116fcb6"/>
    </style:style>
    <style:style style:name="T45" style:family="text">
      <style:text-properties officeooo:rsid="011afae1"/>
    </style:style>
    <style:style style:name="T46" style:family="text">
      <style:text-properties officeooo:rsid="011e3f5c"/>
    </style:style>
    <style:style style:name="T47" style:family="text">
      <style:text-properties officeooo:rsid="0123d729"/>
    </style:style>
    <style:style style:name="T48" style:family="text">
      <style:text-properties officeooo:rsid="012f5dfc"/>
    </style:style>
    <style:style style:name="T49" style:family="text">
      <style:text-properties officeooo:rsid="0132f32c"/>
    </style:style>
    <style:style style:name="T50" style:family="text">
      <style:text-properties officeooo:rsid="0136b0ce"/>
    </style:style>
    <style:style style:name="T51" style:family="text">
      <style:text-properties officeooo:rsid="0138079a"/>
    </style:style>
    <style:style style:name="T52" style:family="text">
      <style:text-properties officeooo:rsid="01400a7d"/>
    </style:style>
    <style:style style:name="T53" style:family="text">
      <style:text-properties officeooo:rsid="014191b7"/>
    </style:style>
    <style:style style:name="T54" style:family="text">
      <style:text-properties officeooo:rsid="0144b66e"/>
    </style:style>
    <style:style style:name="T55" style:family="text">
      <style:text-properties officeooo:rsid="014568b9"/>
    </style:style>
    <style:style style:name="T56" style:family="text">
      <style:text-properties officeooo:rsid="014a3e8c"/>
    </style:style>
    <style:style style:name="T57" style:family="text">
      <style:text-properties officeooo:rsid="014b1769"/>
    </style:style>
    <style:style style:name="T58" style:family="text">
      <style:text-properties officeooo:rsid="014ec0a7"/>
    </style:style>
    <style:style style:name="T59" style:family="text">
      <style:text-properties officeooo:rsid="01506198"/>
    </style:style>
    <style:style style:name="T60" style:family="text">
      <style:text-properties officeooo:rsid="01557af3"/>
    </style:style>
    <style:style style:name="T61" style:family="text">
      <style:text-properties officeooo:rsid="015d8fd7"/>
    </style:style>
    <style:style style:name="T62" style:family="text">
      <style:text-properties officeooo:rsid="015f37ee"/>
    </style:style>
    <style:style style:name="T63" style:family="text">
      <style:text-properties officeooo:rsid="015fb9e6"/>
    </style:style>
    <style:style style:name="T64" style:family="text">
      <style:text-properties officeooo:rsid="0160cd33"/>
    </style:style>
    <style:style style:name="T65" style:family="text">
      <style:text-properties officeooo:rsid="01650cd6"/>
    </style:style>
    <style:style style:name="T66" style:family="text">
      <style:text-properties officeooo:rsid="0166e381"/>
    </style:style>
    <style:style style:name="T67" style:family="text">
      <style:text-properties officeooo:rsid="016be5d4"/>
    </style:style>
    <style:style style:name="T68" style:family="text">
      <style:text-properties officeooo:rsid="016f3fdc"/>
    </style:style>
    <style:style style:name="T69" style:family="text">
      <style:text-properties officeooo:rsid="01796061"/>
    </style:style>
    <style:style style:name="T70" style:family="text">
      <style:text-properties officeooo:rsid="017a36f9"/>
    </style:style>
    <style:style style:name="T71" style:family="text">
      <style:text-properties officeooo:rsid="017afca7"/>
    </style:style>
    <style:style style:name="T72" style:family="text">
      <style:text-properties officeooo:rsid="017cf8e0"/>
    </style:style>
    <style:style style:name="T73" style:family="text">
      <style:text-properties officeooo:rsid="017e2fc8"/>
    </style:style>
    <style:style style:name="T74" style:family="text">
      <style:text-properties officeooo:rsid="017f2132"/>
    </style:style>
    <style:style style:name="T75" style:family="text">
      <style:text-properties officeooo:rsid="018156a0"/>
    </style:style>
    <style:style style:name="T76" style:family="text">
      <style:text-properties officeooo:rsid="018287ae"/>
    </style:style>
    <style:style style:name="T77" style:family="text">
      <style:text-properties officeooo:rsid="0187d557"/>
    </style:style>
    <style:style style:name="T78" style:family="text">
      <style:text-properties officeooo:rsid="0188ca16"/>
    </style:style>
    <style:style style:name="T79" style:family="text">
      <style:text-properties officeooo:rsid="0189c1eb"/>
    </style:style>
    <style:style style:name="T80" style:family="text">
      <style:text-properties officeooo:rsid="0190af59"/>
    </style:style>
    <style:style style:name="T81" style:family="text">
      <style:text-properties officeooo:rsid="01928f56"/>
    </style:style>
    <style:style style:name="T82" style:family="text">
      <style:text-properties officeooo:rsid="01961b50"/>
    </style:style>
    <style:style style:name="T83" style:family="text">
      <style:text-properties officeooo:rsid="0197a0e0"/>
    </style:style>
    <style:style style:name="T84" style:family="text">
      <style:text-properties officeooo:rsid="01996b01"/>
    </style:style>
    <style:style style:name="T85" style:family="text">
      <style:text-properties officeooo:rsid="0199e41f"/>
    </style:style>
    <style:style style:name="T86" style:family="text">
      <style:text-properties officeooo:rsid="019b4c96"/>
    </style:style>
    <style:style style:name="T87" style:family="text">
      <style:text-properties officeooo:rsid="019dc59e"/>
    </style:style>
    <style:style style:name="T88" style:family="text">
      <style:text-properties officeooo:rsid="019ea432"/>
    </style:style>
    <style:style style:name="T89" style:family="text">
      <style:text-properties officeooo:rsid="019f203e"/>
    </style:style>
    <style:style style:name="T90" style:family="text">
      <style:text-properties officeooo:rsid="019fe02e"/>
    </style:style>
    <style:style style:name="T91" style:family="text">
      <style:text-properties officeooo:rsid="01a2e03e"/>
    </style:style>
    <style:style style:name="T92" style:family="text">
      <style:text-properties officeooo:rsid="01a50439"/>
    </style:style>
    <style:style style:name="T93" style:family="text">
      <style:text-properties officeooo:rsid="01a65fb3"/>
    </style:style>
    <style:style style:name="T94" style:family="text">
      <style:text-properties officeooo:rsid="01a6f164"/>
    </style:style>
    <style:style style:name="T95" style:family="text">
      <style:text-properties officeooo:rsid="01a9ec38"/>
    </style:style>
    <style:style style:name="T96" style:family="text">
      <style:text-properties officeooo:rsid="01ac7b80"/>
    </style:style>
    <style:style style:name="T97" style:family="text">
      <style:text-properties officeooo:rsid="01acfb50"/>
    </style:style>
    <style:style style:name="T98" style:family="text">
      <style:text-properties officeooo:rsid="01ae9096"/>
    </style:style>
    <style:style style:name="T99" style:family="text">
      <style:text-properties officeooo:rsid="01b061dd"/>
    </style:style>
    <style:style style:name="T100" style:family="text">
      <style:text-properties officeooo:rsid="01b287c6"/>
    </style:style>
    <style:style style:name="T101" style:family="text">
      <style:text-properties officeooo:rsid="01b7b9be"/>
    </style:style>
    <style:style style:name="T102" style:family="text">
      <style:text-properties officeooo:rsid="01b87292"/>
    </style:style>
    <style:style style:name="T103" style:family="text">
      <style:text-properties officeooo:rsid="01bc24cf"/>
    </style:style>
    <style:style style:name="T104" style:family="text">
      <style:text-properties officeooo:rsid="01c1f85c"/>
    </style:style>
    <style:style style:name="T105" style:family="text">
      <style:text-properties officeooo:rsid="01c341e2"/>
    </style:style>
    <style:style style:name="T106" style:family="text">
      <style:text-properties officeooo:rsid="01d441d9"/>
    </style:style>
    <style:style style:name="T107" style:family="text">
      <style:text-properties officeooo:rsid="01f5e421" style:font-size-asian="12pt"/>
    </style:style>
    <style:style style:name="T108" style:family="text">
      <style:text-properties officeooo:rsid="01f8e8a1" style:font-size-asian="12pt"/>
    </style:style>
    <style:style style:name="T109" style:family="text">
      <style:text-properties officeooo:rsid="01e1b2d6"/>
    </style:style>
    <style:style style:name="T110" style:family="text">
      <style:text-properties officeooo:rsid="01e33183"/>
    </style:style>
    <style:style style:name="T111" style:family="text">
      <style:text-properties officeooo:rsid="01e5d1b7"/>
    </style:style>
    <style:style style:name="T112" style:family="text">
      <style:text-properties officeooo:rsid="01e7359b"/>
    </style:style>
    <style:style style:name="T113" style:family="text">
      <style:text-properties officeooo:rsid="01ed2e8a"/>
    </style:style>
    <style:style style:name="T114" style:family="text">
      <style:text-properties officeooo:rsid="01f5e421"/>
    </style:style>
    <style:style style:name="T115" style:family="text">
      <style:text-properties officeooo:rsid="01f7527f"/>
    </style:style>
    <style:style style:name="T116" style:family="text">
      <style:text-properties officeooo:rsid="01f96be8"/>
    </style:style>
    <style:style style:name="T117" style:family="text">
      <style:text-properties officeooo:rsid="01fcff65"/>
    </style:style>
    <style:style style:name="T118" style:family="text">
      <style:text-properties officeooo:rsid="01fe3cac"/>
    </style:style>
    <style:style style:name="T119" style:family="text">
      <style:text-properties officeooo:rsid="02052870"/>
    </style:style>
    <style:style style:name="T120" style:family="text">
      <style:text-properties officeooo:rsid="02066b87"/>
    </style:style>
    <style:style style:name="T121" style:family="text">
      <style:text-properties officeooo:rsid="02073c19"/>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rvey Report <text:span text:style-name="T1">for Compute</text:span></text:p>
      <text:list xml:id="list1430715918282127646" text:style-name="L1">
        <text:list-item>
          <text:p text:style-name="P6">Overview</text:p>
          <text:list>
            <text:list-item>
              <text:p text:style-name="P11">Introduction</text:p>
              <text:list>
                <text:list-item>
                  <text:p text:style-name="P18">History</text:p>
                </text:list-item>
                <text:list-item>
                  <text:p text:style-name="P18">Brief</text:p>
                </text:list-item>
              </text:list>
            </text:list-item>
          </text:list>
        </text:list-item>
      </text:list>
      <text:p text:style-name="P4">Hiện tại có rất nhiều <text:span text:style-name="T2">nhà cung cấp </text:span>public cloud <text:span text:style-name="T2">và cũng có ngần ấy các chuẩn khác nhau để quản lý các máy ảo từ xa. Không những thế, mỗi nhà cung cấp lại đặt máy chủ ở các vị trí khác nhau, có các kiến trúc khác nhau quản lý hệ thống các máy ảo đó. Tuy nhiên, về góc nhìn người sử dụng, các máy ảo đều có các hành động, thao tác tương tự nhau trong suốt với các nền tảng cloud.</text:span></text:p>
      <text:p text:style-name="P5"><text:span text:style-name="T4">Vậy n</text:span>hu cầu đặt ra là làm sao để người dùng có thể đơn giản hóa việc <text:span text:style-name="T3">quán lý các máy ảo ấy trên cùng một giao diện? Trên cơ sở đó, chúng tôi đặt ra mục tiêu đi tìm ra các thao tác mà người dùng mong muốn dựa trên cơ sở tìm ra điểm chung các tính năng mà các nhà cung cấp public cloud đưa ra.</text:span></text:p>
      <text:p text:style-name="P5">Để <text:span text:style-name="T5">làm được điều đó, chúng tôi đi khảo sát các một số nền tảng đám mây hiện có trên thế giới. Và cụ thể trong tài liệu này là tìm hiểu các tính năng xoay quanh thành phần tính toán của các đám mây.</text:span></text:p>
      <text:p text:style-name="P5"/>
      <text:list xml:id="list12210715471664" text:continue-numbering="true" text:style-name="L1">
        <text:list-item>
          <text:list>
            <text:list-item>
              <text:p text:style-name="P12">Related work</text:p>
              <text:list>
                <text:list-item>
                  <text:p text:style-name="P19">List</text:p>
                </text:list-item>
              </text:list>
            </text:list-item>
          </text:list>
        </text:list-item>
      </text:list>
      <text:list xml:id="list4433010620822087597" text:style-name="L4">
        <text:list-item>
          <text:p text:style-name="P47">Openstack <text:span text:style-name="T114">so sánh tính của nova với các nền tảng cloud khác [1]</text:span></text:p>
        </text:list-item>
        <text:list-item>
          <text:p text:style-name="P23"><text:span text:style-name="T117">RedHat blog cũng đã có bài so sánh giữa Amazon và Openstack [2]</text:span></text:p>
        </text:list-item>
        <text:list-item>
          <text:p text:style-name="P23"><text:span text:style-name="T118">Và rất nhiều tổ chức/ cá nhân khác đã đưa ra các so sánh giữa các nền tảng cloud</text:span></text:p>
        </text:list-item>
      </text:list>
      <text:list xml:id="list12211373568153" text:continue-list="list12210715471664" text:style-name="L1">
        <text:list-item>
          <text:list>
            <text:list-item>
              <text:list>
                <text:list-item>
                  <text:p text:style-name="P19">Compare</text:p>
                </text:list-item>
              </text:list>
            </text:list-item>
          </text:list>
        </text:list-item>
      </text:list>
      <text:p text:style-name="P43">Đặc biệt hơn những tài liệu trên một chút, báo cáo này đưa ra <text:span text:style-name="T120">sự so sánh </text:span>chi tiết hơn các tính năng <text:span text:style-name="T121">cũng như</text:span> cả tham số truyền vào của các tính năng đó nữa. </text:p>
      <text:list xml:id="list12212087381312" text:continue-numbering="true" text:style-name="L1">
        <text:list-item>
          <text:list>
            <text:list-item>
              <text:p text:style-name="P13">Scope</text:p>
            </text:list-item>
          </text:list>
        </text:list-item>
      </text:list>
      <text:p text:style-name="P20"/>
      <text:list xml:id="list12210905427378" text:continue-numbering="true" text:style-name="L1">
        <text:list-item>
          <text:list>
            <text:list-item>
              <text:list>
                <text:list-item>
                  <text:list>
                    <text:list-item>
                      <text:p text:style-name="P21">Amazon EC2</text:p>
                    </text:list-item>
                    <text:list-item>
                      <text:p text:style-name="P31"><text:span text:style-name="T7">O</text:span><text:span text:style-name="T6">CCI</text:span></text:p>
                    </text:list-item>
                    <text:list-item>
                      <text:p text:style-name="P22">OpenStack Nova</text:p>
                    </text:list-item>
                  </text:list>
                </text:list-item>
              </text:list>
            </text:list-item>
          </text:list>
        </text:list-item>
      </text:list>
      <text:p text:style-name="P2"/>
      <text:list xml:id="list12211222417887" text:continue-numbering="true" text:style-name="L1">
        <text:list-item>
          <text:p text:style-name="P8"><text:s/><text:tab/>Architecture</text:p>
          <text:list>
            <text:list-item>
              <text:p text:style-name="P16">Use case</text:p>
              <text:p text:style-name="P27">Với thành phần compute <text:span text:style-name="T19">hay với một con máy ảo</text:span>, người sử dụng <text:span text:style-name="T16">hoặc người quản trị</text:span> thường có các tương tác sau:</text:p>
              <text:p text:style-name="P27"/>
            </text:list-item>
          </text:list>
        </text:list-item>
      </text:list>
      <text:list xml:id="list5460866205474178487" text:style-name="L2">
        <text:list-item>
          <text:p text:style-name="P45">Khởi tạo : <text:span text:style-name="T16">tạo một máy ảo với rất nhiều thông tin về cấu hình cụ thể</text:span></text:p>
        </text:list-item>
        <text:list-item>
          <text:p text:style-name="P25">Quản lý <text:span text:style-name="T17">cấu hình</text:span> : <text:span text:style-name="T18">dung lượng ổ cứng, RAM, hệ điều hành, …</text:span></text:p>
        </text:list-item>
        <text:list-item>
          <text:p text:style-name="P24">Quản lý <text:span text:style-name="T15">network : cung cấp IP private, IP public, thêm interface...</text:span></text:p>
        </text:list-item>
        <text:list-item>
          <text:p text:style-name="P26">Quản lý storage : <text:span text:style-name="T20">mout thêm volume lưu trữ</text:span></text:p>
        </text:list-item>
      </text:list>
      <text:list xml:id="list12211527923185" text:continue-list="list12211222417887" text:style-name="L1">
        <text:list-item>
          <text:list>
            <text:list-item>
              <text:p text:style-name="P17">HDD</text:p>
            </text:list-item>
            <text:list-item>
              <text:p text:style-name="P17">DD</text:p>
            </text:list-item>
          </text:list>
        </text:list-item>
        <text:list-item>
          <text:p text:style-name="P7">Detail</text:p>
          <text:list>
            <text:list-item>
              <text:p text:style-name="P14">Compare</text:p>
            </text:list-item>
          </text:list>
        </text:list-item>
      </text:list>
      <text:p text:style-name="P15"><text:soft-page-break/></text:p>
      <text:p text:style-name="P34">Sau đây là bảng so sánh các tính năng cũng như tham số sử dụng trên các đám mây:</text:p>
      <text:p text:style-name="P37">Một số phương thức hay cách gọi tên khác nhau được liệt kê cụ thể kèm theo các tham số truyền vào.</text:p>
      <text:p text:style-name="P38">Trong đó: </text:p>
      <text:list xml:id="list2970529237559185120" text:style-name="L3">
        <text:list-item>
          <text:p text:style-name="P32"><text:span text:style-name="T9">X : có nghĩa là tính năng đó không cung cấp</text:span></text:p>
        </text:list-item>
        <text:list-item>
          <text:p text:style-name="P32"><text:span text:style-name="T9">? : </text:span><text:span text:style-name="T10">có nghĩa là chưa tìm thấy </text:span><text:span text:style-name="T11">hoặc không có</text:span></text:p>
        </text:list-item>
      </text:list>
      <text:p text:style-name="P3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0">Tính năng</text:p>
          </table:table-cell>
          <table:table-cell table:style-name="Table1.A1" office:value-type="string">
            <text:p text:style-name="P49">Nova – OpenStack</text:p>
          </table:table-cell>
          <table:table-cell table:style-name="Table1.A1" office:value-type="string">
            <text:p text:style-name="P51">EC2 – Amazon</text:p>
          </table:table-cell>
          <table:table-cell table:style-name="Table1.D1" office:value-type="string">
            <text:p text:style-name="P51">OCCI</text:p>
            <text:p text:style-name="P51"/>
          </table:table-cell>
        </table:table-row>
        <table:table-row>
          <table:table-cell table:style-name="Table1.A2" office:value-type="string">
            <text:p text:style-name="P52">Create</text:p>
          </table:table-cell>
          <table:table-cell table:style-name="Table1.A2" office:value-type="string">
            <text:p text:style-name="P70">- name</text:p>
            <text:p text:style-name="P70">- image</text:p>
            <text:p text:style-name="P70">- flavor</text:p>
            <text:p text:style-name="P70">- <text:span text:style-name="T33">nics</text:span></text:p>
            <text:p text:style-name="P70">- <text:span text:style-name="T35">count</text:span></text:p>
            <text:p text:style-name="P70">- **<text:span text:style-name="T34">karg</text:span></text:p>
            <text:p text:style-name="P70"/>
          </table:table-cell>
          <table:table-cell table:style-name="Table1.A2" office:value-type="string">
            <text:p text:style-name="P48">- ? </text:p>
            <text:p text:style-name="P48">- ImageId</text:p>
            <text:p text:style-name="P48">- InstanceType</text:p>
            <text:p text:style-name="P48">- ?</text:p>
            <text:p text:style-name="P48">- <text:span text:style-name="T36">min/maxCount</text:span></text:p>
            <text:p text:style-name="P72">- <text:span text:style-name="T32">**karg</text:span></text:p>
          </table:table-cell>
          <table:table-cell table:style-name="Table1.D2" office:value-type="string">
            <text:p text:style-name="P48">- ?</text:p>
            <text:p text:style-name="P73">- <text:span text:style-name="T37">image_name</text:span></text:p>
            <text:p text:style-name="P73">- <text:span text:style-name="T37">flavor</text:span></text:p>
            <text:p text:style-name="P73">- ?</text:p>
            <text:p text:style-name="P73">- ?</text:p>
            <text:p text:style-name="P73"/>
            <text:p text:style-name="P73">- <text:span text:style-name="T39">POST</text:span></text:p>
          </table:table-cell>
        </table:table-row>
        <table:table-row>
          <table:table-cell table:style-name="Table1.A2" office:value-type="string">
            <text:p text:style-name="P53"><text:span text:style-name="T22">G</text:span>et info</text:p>
          </table:table-cell>
          <table:table-cell table:style-name="Table1.A2" office:value-type="string">
            <text:p text:style-name="P48">- <text:span text:style-name="T38">serverId</text:span></text:p>
          </table:table-cell>
          <table:table-cell table:style-name="Table1.A2" office:value-type="string">
            <text:p text:style-name="P80">- instance<text:span text:style-name="T45">Ids</text:span></text:p>
          </table:table-cell>
          <table:table-cell table:style-name="Table1.D2" office:value-type="string">
            <text:p text:style-name="P83">- <text:span text:style-name="T46">$VM</text:span></text:p>
            <text:p text:style-name="P74">- <text:span text:style-name="T40">GET</text:span></text:p>
          </table:table-cell>
        </table:table-row>
        <table:table-row>
          <table:table-cell table:style-name="Table1.A2" office:value-type="string">
            <text:p text:style-name="P53"><text:span text:style-name="T21">L</text:span>ist instances</text:p>
          </table:table-cell>
          <table:table-cell table:style-name="Table1.A2" office:value-type="string">
            <text:p text:style-name="P48">- <text:span text:style-name="T41">limit</text:span></text:p>
            <text:p text:style-name="P71">- **<text:span text:style-name="T34">karg</text:span></text:p>
          </table:table-cell>
          <table:table-cell table:style-name="Table1.A2" office:value-type="string">
            <text:p text:style-name="P75">- <text:span text:style-name="T42">Filters</text:span></text:p>
          </table:table-cell>
          <table:table-cell table:style-name="Table1.D2" office:value-type="string">
            <text:p text:style-name="P48"/>
          </table:table-cell>
        </table:table-row>
        <table:table-row>
          <table:table-cell table:style-name="Table1.A2" office:value-type="string">
            <text:p text:style-name="P54">Pause / Unpause</text:p>
          </table:table-cell>
          <table:table-cell table:style-name="Table1.A2" office:value-type="string">
            <text:p text:style-name="P77"><text:span text:style-name="T43">Pause / unpause: </text:span></text:p>
            <text:p text:style-name="P76">- <text:span text:style-name="T38">serverId</text:span></text:p>
          </table:table-cell>
          <table:table-cell table:style-name="Table1.A2" office:value-type="string">
            <text:p text:style-name="P78">Stop / Start:</text:p>
            <text:p text:style-name="P79">- instance<text:span text:style-name="T45">Ids</text:span></text:p>
          </table:table-cell>
          <table:table-cell table:style-name="Table1.D2" office:value-type="string">
            <text:p text:style-name="P84">Action stop/start:</text:p>
            <text:p text:style-name="P81">- <text:span text:style-name="T46">$VM</text:span></text:p>
            <text:p text:style-name="P81">- <text:span text:style-name="T47">POST</text:span></text:p>
          </table:table-cell>
        </table:table-row>
        <table:table-row>
          <table:table-cell table:style-name="Table1.A2" office:value-type="string">
            <text:p text:style-name="P55">Suspend/ Resume</text:p>
          </table:table-cell>
          <table:table-cell table:style-name="Table1.A2" office:value-type="string">
            <text:p text:style-name="P85">- <text:span text:style-name="T38">serverId</text:span></text:p>
          </table:table-cell>
          <table:table-cell table:style-name="Table1.A2" office:value-type="string">
            <text:p text:style-name="P86">X</text:p>
          </table:table-cell>
          <table:table-cell table:style-name="Table1.D2" office:value-type="string">
            <text:p text:style-name="P86">X</text:p>
          </table:table-cell>
        </table:table-row>
        <table:table-row>
          <table:table-cell table:style-name="Table1.A2" office:value-type="string">
            <text:p text:style-name="P48">Delete</text:p>
          </table:table-cell>
          <table:table-cell table:style-name="Table1.A2" office:value-type="string">
            <text:p text:style-name="P87">Delete: </text:p>
            <text:p text:style-name="P87">- <text:span text:style-name="T38">serverId</text:span></text:p>
          </table:table-cell>
          <table:table-cell table:style-name="Table1.A2" office:value-type="string">
            <text:p text:style-name="P88">Terminate:</text:p>
            <text:p text:style-name="P89">- <text:span text:style-name="T44">instanceIds</text:span></text:p>
          </table:table-cell>
          <table:table-cell table:style-name="Table1.D2" office:value-type="string">
            <text:p text:style-name="P82">- <text:span text:style-name="T46">$VM</text:span></text:p>
            <text:p text:style-name="P82">- DELETE</text:p>
          </table:table-cell>
        </table:table-row>
        <table:table-row>
          <table:table-cell table:style-name="Table1.A2" office:value-type="string">
            <text:p text:style-name="P48">Update</text:p>
          </table:table-cell>
          <table:table-cell table:style-name="Table1.A2" office:value-type="string">
            <text:p text:style-name="P90">- <text:span text:style-name="T38">serverId</text:span></text:p>
            <text:p text:style-name="P90">- <text:span text:style-name="T48">name</text:span></text:p>
          </table:table-cell>
          <table:table-cell table:style-name="Table1.A2" office:value-type="string">
            <text:p text:style-name="P91">X</text:p>
          </table:table-cell>
          <table:table-cell table:style-name="Table1.D2" office:value-type="string">
            <text:p text:style-name="P91">X</text:p>
          </table:table-cell>
        </table:table-row>
        <table:table-row>
          <table:table-cell table:style-name="Table1.A2" office:value-type="string">
            <text:p text:style-name="P56">Lock/ Unlock</text:p>
          </table:table-cell>
          <table:table-cell table:style-name="Table1.A2" office:value-type="string">
            <text:p text:style-name="P92">- <text:span text:style-name="T38">serverId</text:span></text:p>
          </table:table-cell>
          <table:table-cell table:style-name="Table1.A2" office:value-type="string">
            <text:p text:style-name="P93">X</text:p>
          </table:table-cell>
          <table:table-cell table:style-name="Table1.D2" office:value-type="string">
            <text:p text:style-name="P93">X</text:p>
          </table:table-cell>
        </table:table-row>
        <table:table-row>
          <table:table-cell table:style-name="Table1.A2" office:value-type="string">
            <text:p text:style-name="P57">Re<text:span text:style-name="T23">s</text:span>cue / Unre<text:span text:style-name="T23">s</text:span>cue</text:p>
          </table:table-cell>
          <table:table-cell table:style-name="Table1.A2" office:value-type="string">
            <text:p text:style-name="P94">- <text:span text:style-name="T38">serverId</text:span></text:p>
          </table:table-cell>
          <table:table-cell table:style-name="Table1.A2" office:value-type="string">
            <text:p text:style-name="P95">X</text:p>
          </table:table-cell>
          <table:table-cell table:style-name="Table1.D2" office:value-type="string">
            <text:p text:style-name="P95">X</text:p>
          </table:table-cell>
        </table:table-row>
        <table:table-row>
          <table:table-cell table:style-name="Table1.A2" office:value-type="string">
            <text:p text:style-name="P58">Reboot</text:p>
          </table:table-cell>
          <table:table-cell table:style-name="Table1.A2" office:value-type="string">
            <text:p text:style-name="P48">- <text:span text:style-name="T49">serverId</text:span></text:p>
            <text:p text:style-name="P48">- <text:span text:style-name="T49">rebootType</text:span></text:p>
          </table:table-cell>
          <table:table-cell table:style-name="Table1.A2" office:value-type="string">
            <text:p text:style-name="P48">- instanceIds</text:p>
          </table:table-cell>
          <table:table-cell table:style-name="Table1.D2" office:value-type="string">
            <text:p text:style-name="P48"/>
          </table:table-cell>
        </table:table-row>
        <table:table-row>
          <table:table-cell table:style-name="Table1.A2" office:value-type="string">
            <text:p text:style-name="P59">Rebuild</text:p>
          </table:table-cell>
          <table:table-cell table:style-name="Table1.A2" office:value-type="string">
            <text:p text:style-name="P48">- <text:span text:style-name="T50">serverId</text:span></text:p>
            <text:p text:style-name="P48">- image</text:p>
            <text:p text:style-name="P48">- <text:span text:style-name="T51">password=None</text:span></text:p>
            <text:p text:style-name="P48">- disk_<text:span text:style-name="T51">config=None</text:span></text:p>
            <text:p text:style-name="P48">- <text:span text:style-name="T51">name=None</text:span></text:p>
            <text:p text:style-name="P48">- <text:span text:style-name="T51">metadata=None</text:span></text:p>
            <text:p text:style-name="P48">- <text:span text:style-name="T51">file=None</text:span></text:p>
          </table:table-cell>
          <table:table-cell table:style-name="Table1.A2" office:value-type="string">
            <text:p text:style-name="P48"/>
          </table:table-cell>
          <table:table-cell table:style-name="Table1.D2" office:value-type="string">
            <text:p text:style-name="P48"/>
          </table:table-cell>
        </table:table-row>
        <table:table-row>
          <table:table-cell table:style-name="Table1.A2" office:value-type="string">
            <text:p text:style-name="P60">Snapshot</text:p>
          </table:table-cell>
          <table:table-cell table:style-name="Table1.A2" office:value-type="string">
            <text:p text:style-name="P48">- <text:span text:style-name="T52">serverId</text:span></text:p>
            <text:p text:style-name="P48">- image_<text:span text:style-name="T52">name</text:span></text:p>
            <text:p text:style-name="P48">- <text:span text:style-name="T53">metadata = None</text:span></text:p>
          </table:table-cell>
          <table:table-cell table:style-name="Table1.A2" office:value-type="string">
            <text:p text:style-name="P48">- instanceId</text:p>
            <text:p text:style-name="P48">- <text:span text:style-name="T54">name</text:span></text:p>
            <text:p text:style-name="P48">- **<text:span text:style-name="T55">karg</text:span></text:p>
          </table:table-cell>
          <table:table-cell table:style-name="Table1.D2" office:value-type="string">
            <text:p text:style-name="P48"/>
          </table:table-cell>
        </table:table-row>
        <text:soft-page-break/>
        <table:table-row>
          <table:table-cell table:style-name="Table1.A2" office:value-type="string">
            <text:p text:style-name="P61"><text:span text:style-name="T27">M</text:span>etadata</text:p>
            <text:p text:style-name="P61">- <text:span text:style-name="T28">Set</text:span></text:p>
            <text:p text:style-name="P61"/>
            <text:p text:style-name="P61"/>
            <text:p text:style-name="P61"/>
            <text:p text:style-name="P61">- Delete</text:p>
          </table:table-cell>
          <table:table-cell table:style-name="Table1.A2" office:value-type="string">
            <text:p text:style-name="P96"/>
            <text:p text:style-name="P96"><text:span text:style-name="T56">s</text:span>et_metadata:</text:p>
            <text:p text:style-name="P96">- <text:span text:style-name="T57">serverId</text:span></text:p>
            <text:p text:style-name="P96">- <text:span text:style-name="T57">metadata={}</text:span></text:p>
            <text:p text:style-name="P96"/>
            <text:p text:style-name="P96">delete:</text:p>
            <text:p text:style-name="P96">- <text:span text:style-name="T59">serverId</text:span></text:p>
            <text:p text:style-name="P96">- <text:span text:style-name="T60">keys</text:span></text:p>
          </table:table-cell>
          <table:table-cell table:style-name="Table1.A2" office:value-type="string">
            <text:p text:style-name="P48"/>
            <text:p text:style-name="P97">create_tags:</text:p>
            <text:p text:style-name="P97">- instanceId</text:p>
            <text:p text:style-name="P97">- **karg</text:p>
            <text:p text:style-name="P97"/>
            <text:p text:style-name="P98">de<text:span text:style-name="T58">lete</text:span>_tags:</text:p>
            <text:p text:style-name="P99">- instanceId</text:p>
            <text:p text:style-name="P98">- **karg</text:p>
            <text:p text:style-name="P98"/>
          </table:table-cell>
          <table:table-cell table:style-name="Table1.D2" office:value-type="string">
            <text:p text:style-name="P48"/>
          </table:table-cell>
        </table:table-row>
        <table:table-row>
          <table:table-cell table:style-name="Table1.A2" office:value-type="string">
            <text:p text:style-name="P62">Resize</text:p>
          </table:table-cell>
          <table:table-cell table:style-name="Table1.A2" office:value-type="string">
            <text:p text:style-name="P100"><text:span text:style-name="T61">r</text:span>esize:</text:p>
            <text:p text:style-name="P100">- <text:span text:style-name="T62">serverId</text:span></text:p>
            <text:p text:style-name="P100">- <text:span text:style-name="T62">flavor</text:span></text:p>
            <text:p text:style-name="P100">- disk_<text:span text:style-name="T63">config</text:span></text:p>
            <text:p text:style-name="P100">- **<text:span text:style-name="T64">karg</text:span></text:p>
            <text:p text:style-name="P100"/>
            <text:p text:style-name="P101">revert_resize:</text:p>
            <text:p text:style-name="P101">- serverId</text:p>
            <text:p text:style-name="P101"/>
            <text:p text:style-name="P101">confirm_resize:</text:p>
            <text:p text:style-name="P101">- serverId</text:p>
          </table:table-cell>
          <table:table-cell table:style-name="Table1.A2" office:value-type="string">
            <text:p text:style-name="P102">modify_attribute:</text:p>
            <text:p text:style-name="P102">- instaceId</text:p>
            <text:p text:style-name="P102">- instance_type</text:p>
            <text:p text:style-name="P102">- **<text:span text:style-name="T65">karg</text:span></text:p>
          </table:table-cell>
          <table:table-cell table:style-name="Table1.D2" office:value-type="string">
            <text:p text:style-name="P103">Mixin:</text:p>
            <text:p text:style-name="P103">- <text:span text:style-name="T66">$VM</text:span></text:p>
            <text:p text:style-name="P103">- <text:span text:style-name="T66">flavor</text:span></text:p>
            <text:p text:style-name="P103"/>
          </table:table-cell>
        </table:table-row>
        <table:table-row>
          <table:table-cell table:style-name="Table1.A2" office:value-type="string">
            <text:p text:style-name="P63"><text:span text:style-name="T25">S</text:span>e<text:span text:style-name="T24">curitygroup</text:span></text:p>
            <text:p text:style-name="P63">- Add</text:p>
            <text:p text:style-name="P63"/>
            <text:p text:style-name="P63"/>
            <text:p text:style-name="P63"/>
            <text:p text:style-name="P63">- Delete</text:p>
            <text:p text:style-name="P63"/>
            <text:p text:style-name="P63"/>
            <text:p text:style-name="P63"/>
            <text:p text:style-name="P63"/>
            <text:p text:style-name="P63">- <text:span text:style-name="T26">List</text:span></text:p>
          </table:table-cell>
          <table:table-cell table:style-name="Table1.A2" office:value-type="string">
            <text:p text:style-name="P48"/>
            <text:p text:style-name="P104">add_security_group:</text:p>
            <text:p text:style-name="P104">- <text:span text:style-name="T67">serverId</text:span></text:p>
            <text:p text:style-name="P104">- <text:span text:style-name="T67">sercuritygroup</text:span></text:p>
            <text:p text:style-name="P104"/>
            <text:p text:style-name="P105">delete_security_group:</text:p>
            <text:p text:style-name="P105">- <text:span text:style-name="T67">serverId</text:span></text:p>
            <text:p text:style-name="P105">- <text:span text:style-name="T67">sercuritygroup</text:span></text:p>
            <text:p text:style-name="P105"/>
            <text:p text:style-name="P106"><text:span text:style-name="T68">list</text:span>_security_group:</text:p>
            <text:p text:style-name="P106">- <text:span text:style-name="T67">serverId</text:span></text:p>
          </table:table-cell>
          <table:table-cell table:style-name="Table1.A2" office:value-type="string">
            <text:p text:style-name="P48"/>
            <text:p text:style-name="P107">modify_attribute:</text:p>
            <text:p text:style-name="P107">- instaceId</text:p>
            <text:p text:style-name="P107">- new_group</text:p>
            <text:p text:style-name="P107"/>
            <text:p text:style-name="P108">modify_attribute:</text:p>
            <text:p text:style-name="P108">- instaceId</text:p>
            <text:p text:style-name="P108">- new_group</text:p>
            <text:p text:style-name="P107"/>
            <text:p text:style-name="P107"/>
            <text:p text:style-name="P107">describle_attribute:</text:p>
            <text:p text:style-name="P109">- instaceId</text:p>
            <text:p text:style-name="P109">- groupSet</text:p>
          </table:table-cell>
          <table:table-cell table:style-name="Table1.D2" office:value-type="string">
            <text:p text:style-name="P48"/>
          </table:table-cell>
        </table:table-row>
        <table:table-row>
          <table:table-cell table:style-name="Table1.A2" office:value-type="string">
            <text:p text:style-name="P64">Backup/ Restore</text:p>
          </table:table-cell>
          <table:table-cell table:style-name="Table1.A2" office:value-type="string">
            <text:p text:style-name="P110">backup:</text:p>
            <text:p text:style-name="P110">- serverId</text:p>
            <text:p text:style-name="P110">- backup_name</text:p>
            <text:p text:style-name="P110">- backup_type</text:p>
            <text:p text:style-name="P111">- rotation</text:p>
            <text:p text:style-name="P111"/>
            <text:p text:style-name="P112">restore:</text:p>
            <text:p text:style-name="P112">- serverId</text:p>
          </table:table-cell>
          <table:table-cell table:style-name="Table1.A2" office:value-type="string">
            <text:p text:style-name="P113">X</text:p>
          </table:table-cell>
          <table:table-cell table:style-name="Table1.D2" office:value-type="string">
            <text:p text:style-name="P48"/>
          </table:table-cell>
        </table:table-row>
        <table:table-row>
          <table:table-cell table:style-name="Table1.A2" office:value-type="string">
            <text:p text:style-name="P65">Fixed ip</text:p>
            <text:p text:style-name="P65">- Add</text:p>
            <text:p text:style-name="P65"/>
            <text:p text:style-name="P65"/>
            <text:p text:style-name="P65"/>
            <text:p text:style-name="P65"/>
            <text:p text:style-name="P65"><text:soft-page-break/></text:p>
            <text:p text:style-name="P65"/>
            <text:p text:style-name="P65"/>
            <text:p text:style-name="P65"/>
            <text:p text:style-name="P65"/>
            <text:p text:style-name="P65">- Remove</text:p>
          </table:table-cell>
          <table:table-cell table:style-name="Table1.A2" office:value-type="string">
            <text:p text:style-name="P48"/>
            <text:p text:style-name="P48">add_<text:span text:style-name="T69">fixed_ip:</text:span></text:p>
            <text:p text:style-name="P48">- <text:span text:style-name="T70">serverId</text:span></text:p>
            <text:p text:style-name="P48">- <text:span text:style-name="T71">networkId</text:span></text:p>
            <text:p text:style-name="P48"/>
            <text:p text:style-name="P48"/>
            <text:p text:style-name="P48"><text:soft-page-break/></text:p>
            <text:p text:style-name="P48"/>
            <text:p text:style-name="P48"/>
            <text:p text:style-name="P48"/>
            <text:p text:style-name="P48"/>
            <text:p text:style-name="P115">remove_fixed_ip:</text:p>
            <text:p text:style-name="P115">- serverId</text:p>
            <text:p text:style-name="P115">- address</text:p>
          </table:table-cell>
          <table:table-cell table:style-name="Table1.A2" office:value-type="string">
            <text:p text:style-name="P48"/>
            <text:p text:style-name="P48">attack_<text:span text:style-name="T72">network_interface:</text:span></text:p>
            <text:p text:style-name="P48">- inst<text:span text:style-name="T72">aceId</text:span></text:p>
            <text:p text:style-name="P48">- <text:span text:style-name="T72">networkInterfaceId</text:span></text:p>
            <text:p text:style-name="P48">- DeviceInde<text:span text:style-name="T73">x</text:span></text:p>
            <text:p text:style-name="P48"/>
            <text:p text:style-name="P48"><text:soft-page-break/>assign_<text:span text:style-name="T74">private_ip_address:</text:span></text:p>
            <text:p text:style-name="P114">- <text:span text:style-name="T72">networkInterfaceId</text:span></text:p>
            <text:p text:style-name="P114">- <text:span text:style-name="T75">privateIpInAddress</text:span></text:p>
            <text:p text:style-name="P114">- ** <text:span text:style-name="T76">karg</text:span></text:p>
            <text:p text:style-name="P114"/>
            <text:p text:style-name="P114">detach_<text:span text:style-name="T77">network_interface:</text:span></text:p>
            <text:p text:style-name="P114">- attachmentId</text:p>
            <text:p text:style-name="P114">- <text:span text:style-name="T78">force</text:span></text:p>
          </table:table-cell>
          <table:table-cell table:style-name="Table1.D2" office:value-type="string">
            <text:p text:style-name="P48"/>
          </table:table-cell>
        </table:table-row>
        <table:table-row>
          <table:table-cell table:style-name="Table1.A2" office:value-type="string">
            <text:p text:style-name="P66">Float ip</text:p>
            <text:p text:style-name="P66">- Add</text:p>
            <text:p text:style-name="P66"/>
            <text:p text:style-name="P66"/>
            <text:p text:style-name="P66"/>
            <text:p text:style-name="P66"/>
            <text:p text:style-name="P66">- Remove</text:p>
          </table:table-cell>
          <table:table-cell table:style-name="Table1.A2" office:value-type="string">
            <text:p text:style-name="P48"/>
            <text:p text:style-name="P48">add_<text:span text:style-name="T79">float_ip:</text:span></text:p>
            <text:p text:style-name="P48">- <text:span text:style-name="T79">serverId</text:span></text:p>
            <text:p text:style-name="P48">- address</text:p>
            <text:p text:style-name="P48">- <text:span text:style-name="T79">fixed_address</text:span></text:p>
            <text:p text:style-name="P48"/>
            <text:p text:style-name="P117">remove_float_ip:</text:p>
            <text:p text:style-name="P117">- serverId</text:p>
            <text:p text:style-name="P117">- address</text:p>
          </table:table-cell>
          <table:table-cell table:style-name="Table1.A2" office:value-type="string">
            <text:p text:style-name="P48"/>
            <text:p text:style-name="P116">public IP / elastic IP in EC???</text:p>
          </table:table-cell>
          <table:table-cell table:style-name="Table1.D2" office:value-type="string">
            <text:p text:style-name="P48"/>
            <text:p text:style-name="P48">ip:<text:span text:style-name="T81">8787</text:span>/<text:span text:style-name="T80">network/interface/:</text:span></text:p>
            <text:p text:style-name="P48">- <text:span text:style-name="T82">$VM</text:span></text:p>
            <text:p text:style-name="P48">- External_<text:span text:style-name="T83">net_url</text:span></text:p>
            <text:p text:style-name="P48">- <text:span text:style-name="T84">POST</text:span></text:p>
            <text:p text:style-name="P48"/>
            <text:p text:style-name="P48">ip:<text:span text:style-name="T86">8787/:</text:span></text:p>
            <text:p text:style-name="P48">- <text:span text:style-name="T85">network_link</text:span></text:p>
            <text:p text:style-name="P48">- DELETE</text:p>
            <text:p text:style-name="P48"/>
            <text:p text:style-name="P48"/>
          </table:table-cell>
        </table:table-row>
        <table:table-row>
          <table:table-cell table:style-name="Table1.A2" office:value-type="string">
            <text:p text:style-name="P67">List ip</text:p>
          </table:table-cell>
          <table:table-cell table:style-name="Table1.A2" office:value-type="string">
            <text:p text:style-name="P48">ips:</text:p>
            <text:p text:style-name="P48">- <text:span text:style-name="T87">serverId</text:span></text:p>
          </table:table-cell>
          <table:table-cell table:style-name="Table1.A2" office:value-type="string">
            <text:p text:style-name="P48">desc<text:span text:style-name="T88">rible_instaces:</text:span></text:p>
            <text:p text:style-name="P48">- insta<text:span text:style-name="T89">ceIds</text:span></text:p>
            <text:p text:style-name="P48">- <text:span text:style-name="T90">Filters</text:span></text:p>
            <text:p text:style-name="P48">- <text:span text:style-name="T90">nextToken</text:span></text:p>
            <text:p text:style-name="P48">- <text:span text:style-name="T90">maxResult</text:span></text:p>
          </table:table-cell>
          <table:table-cell table:style-name="Table1.D2" office:value-type="string">
            <text:p text:style-name="P48"/>
          </table:table-cell>
        </table:table-row>
        <table:table-row>
          <table:table-cell table:style-name="Table1.A2" office:value-type="string">
            <text:p text:style-name="P68">Get VNC</text:p>
          </table:table-cell>
          <table:table-cell table:style-name="Table1.A2" office:value-type="string">
            <text:p text:style-name="P118">get_vnc_consle:</text:p>
            <text:p text:style-name="P118">- serverId</text:p>
            <text:p text:style-name="P118">- <text:span text:style-name="T91">console_type</text:span></text:p>
          </table:table-cell>
          <table:table-cell table:style-name="Table1.A2" office:value-type="string">
            <text:p text:style-name="P118">X</text:p>
          </table:table-cell>
          <table:table-cell table:style-name="Table1.D2" office:value-type="string">
            <text:p text:style-name="P48"/>
          </table:table-cell>
        </table:table-row>
        <table:table-row>
          <table:table-cell table:style-name="Table1.A2" office:value-type="string">
            <text:p text:style-name="P69">Get output console</text:p>
          </table:table-cell>
          <table:table-cell table:style-name="Table1.A2" office:value-type="string">
            <text:p text:style-name="P119">get_output_console:</text:p>
            <text:p text:style-name="P119">- <text:span text:style-name="T92">serverId</text:span></text:p>
            <text:p text:style-name="P119">- <text:span text:style-name="T93">length=None</text:span></text:p>
          </table:table-cell>
          <table:table-cell table:style-name="Table1.A2" office:value-type="string">
            <text:p text:style-name="P120">console_output:</text:p>
            <text:p text:style-name="P120">- instaceId</text:p>
          </table:table-cell>
          <table:table-cell table:style-name="Table1.D2" office:value-type="string">
            <text:p text:style-name="P48"/>
          </table:table-cell>
        </table:table-row>
        <table:table-row>
          <table:table-cell table:style-name="Table1.A2" office:value-type="string">
            <text:p text:style-name="P69">Interf<text:span text:style-name="T29">ace</text:span></text:p>
            <text:p text:style-name="P69">- Attach</text:p>
            <text:p text:style-name="P69"/>
            <text:p text:style-name="P69"/>
            <text:p text:style-name="P69"/>
            <text:p text:style-name="P69"/>
            <text:p text:style-name="P69"/>
            <text:p text:style-name="P69">- De<text:span text:style-name="T30">t</text:span>tach </text:p>
            <text:p text:style-name="P69"/>
            <text:p text:style-name="P69"/>
            <text:p text:style-name="P69"/>
            <text:p text:style-name="P69">- <text:span text:style-name="T31">List</text:span></text:p>
          </table:table-cell>
          <table:table-cell table:style-name="Table1.A2" office:value-type="string">
            <text:p text:style-name="P48"/>
            <text:p text:style-name="P48">inter<text:span text:style-name="T94">face_attach:</text:span></text:p>
            <text:p text:style-name="P48">- <text:span text:style-name="T95">serverId</text:span></text:p>
            <text:p text:style-name="P48">- <text:s/><text:span text:style-name="T95">port_id = None</text:span></text:p>
            <text:p text:style-name="P48">- <text:span text:style-name="T95">net_id = None</text:span></text:p>
            <text:p text:style-name="P48">- <text:span text:style-name="T95">fixed_ip = None</text:span></text:p>
            <text:p text:style-name="P48"/>
            <text:p text:style-name="P48">inter<text:span text:style-name="T100">face_dettach:</text:span></text:p>
            <text:p text:style-name="P48">- <text:span text:style-name="T100">serverId</text:span></text:p>
            <text:p text:style-name="P48">- <text:span text:style-name="T103">port_id</text:span></text:p>
            <text:p text:style-name="P48"/>
            <text:p text:style-name="P48">inter<text:span text:style-name="T104">face_list:</text:span></text:p>
            <text:p text:style-name="P48">- <text:span text:style-name="T105">serverId</text:span></text:p>
            <text:p text:style-name="P48">- <text:span text:style-name="T105">length=None</text:span></text:p>
          </table:table-cell>
          <table:table-cell table:style-name="Table1.A2" office:value-type="string">
            <text:p text:style-name="P48"/>
            <text:p text:style-name="P48">attach_<text:span text:style-name="T96">network_interface:</text:span></text:p>
            <text:p text:style-name="P48">- ins<text:span text:style-name="T97">taceId</text:span></text:p>
            <text:p text:style-name="P48">- <text:span text:style-name="T98">networkInterfaceId</text:span></text:p>
            <text:p text:style-name="P48">- Device<text:span text:style-name="T99">Index</text:span></text:p>
            <text:p text:style-name="P48"/>
            <text:p text:style-name="P48"/>
            <text:p text:style-name="P121">dettach_<text:span text:style-name="T96">network_interface:</text:span></text:p>
            <text:p text:style-name="P121">- attach<text:span text:style-name="T101">mentId</text:span></text:p>
            <text:p text:style-name="P121">- <text:span text:style-name="T102">force</text:span></text:p>
            <text:p text:style-name="P121"/>
            <text:p text:style-name="P121">?</text:p>
          </table:table-cell>
          <table:table-cell table:style-name="Table1.D2" office:value-type="string">
            <text:p text:style-name="P48"/>
          </table:table-cell>
        </table:table-row>
        <table:table-row>
          <table:table-cell table:style-name="Table1.A2" office:value-type="string">
            <text:p text:style-name="P69"/>
          </table:table-cell>
          <table:table-cell table:style-name="Table1.A2" office:value-type="string">
            <text:p text:style-name="P48"/>
          </table:table-cell>
          <table:table-cell table:style-name="Table1.A2" office:value-type="string">
            <text:p text:style-name="P48"/>
          </table:table-cell>
          <table:table-cell table:style-name="Table1.D2" office:value-type="string">
            <text:p text:style-name="P48"/>
          </table:table-cell>
        </table:table-row>
      </table:table>
      <text:list xml:id="list12211789010120" text:continue-list="list12211527923185" text:style-name="L1">
        <text:list-item>
          <text:list>
            <text:list-header>
              <text:p text:style-name="P14"/>
            </text:list-header>
            <text:list-item>
              <text:p text:style-name="P14"><text:soft-page-break/>Similarities</text:p>
            </text:list-item>
          </text:list>
        </text:list-item>
      </text:list>
      <text:p text:style-name="P35">Từ những so sánh ở <text:span text:style-name="T106">phần trước, chúng tôi rút ra được một số tính năng thường được sử dụng và sẵn có ở đại đa số các nhà cung cấp public cloud như sau:</text:span></text:p>
      <text:p text:style-name="P39"/>
      <text:p text:style-name="P41">- <text:span text:style-name="T109">Create</text:span></text:p>
      <text:p text:style-name="P42">- Get info</text:p>
      <text:p text:style-name="P42">- List instances</text:p>
      <text:p text:style-name="P42">- Pause / Unpause (stop/start)</text:p>
      <text:p text:style-name="P42">- Delete</text:p>
      <text:p text:style-name="P42">- Reboot</text:p>
      <text:p text:style-name="P42">- Snapshot</text:p>
      <text:p text:style-name="P42">- <text:span text:style-name="T110">Set/delete </text:span>Metadata</text:p>
      <text:p text:style-name="P42">- Resize</text:p>
      <text:p text:style-name="P42">- Add/delete/<text:span text:style-name="T111">list</text:span> Securitygroup</text:p>
      <text:p text:style-name="P42">- Backup/ Restore</text:p>
      <text:p text:style-name="P42">- Add/delete/<text:span text:style-name="T112">list </text:span>Fixed ip</text:p>
      <text:p text:style-name="P42">- Add/delete/<text:span text:style-name="T112">list Float</text:span> ip</text:p>
      <text:p text:style-name="P42">- Get output console</text:p>
      <text:p text:style-name="P42">- Attach/dettach/<text:span text:style-name="T113">list</text:span> Interface</text:p>
      <text:p text:style-name="P40"/>
      <text:p text:style-name="P39"/>
      <text:list xml:id="list12212140613389" text:continue-numbering="true" text:style-name="L1">
        <text:list-item>
          <text:p text:style-name="P9">Challenge &amp; Future work</text:p>
        </text:list-item>
      </text:list>
      <text:p text:style-name="P46"/>
      <text:list xml:id="list12211881869039" text:continue-numbering="true" text:style-name="L1">
        <text:list-item>
          <text:p text:style-name="P6">Conclusion</text:p>
        </text:list-item>
      </text:list>
      <text:p text:style-name="P44"/>
      <text:list xml:id="list12212189485134" text:continue-numbering="true" text:style-name="L1">
        <text:list-item>
          <text:p text:style-name="P10">Refer</text:p>
        </text:list-item>
      </text:list>
      <text:p text:style-name="P28"/>
      <text:p text:style-name="P29"><text:tab/>[<text:span text:style-name="T115">1</text:span>] <text:a xlink:type="simple" xlink:href="https://wiki.openstack.org/wiki/Nova/APIFeatureComparison" text:style-name="Internet_20_link" text:visited-style-name="Visited_20_Internet_20_Link"><text:span text:style-name="T107">https://wiki.openstack.org/wiki/Nova/APIFeatureComparison</text:span></text:a></text:p>
      <text:p text:style-name="P30"><text:span text:style-name="T107"><text:tab/>[</text:span><text:span text:style-name="T108">2</text:span><text:span text:style-name="T107">] </text:span><text:a xlink:type="simple" xlink:href="http://redhatstackblog.redhat.com/2015/05/13/public-vs-private-amazon-compared-to-openstack/" text:style-name="Internet_20_link" text:visited-style-name="Visited_20_Internet_20_Link"><text:span text:style-name="T108">http://redhatstackblog.redhat.com/2015/05/13/public-vs-private-amazon-compared-to-openstack/</text:span></text:a></text:p>
      <text:p text:style-name="P3"><text:tab/>[<text:span text:style-name="T116">3</text:span>] <text:a xlink:type="simple" xlink:href="http://www.cs.columbia.edu/~salman/presentations/slas-baset-pres-open.pdf" text:style-name="Internet_20_link" text:visited-style-name="Visited_20_Internet_20_Link"><text:span text:style-name="T14">http://www.cs.columbia.edu/~salman/presentations/slas-baset-pres-open.pdf</text:span></text:a></text:p>
      <text:p text:style-name="P33"><text:span text:style-name="T8"><text:tab/></text:span><text:span text:style-name="T12">[</text:span><text:span text:style-name="T13">4</text:span><text:span text:style-name="T12">] </text:span><text:a xlink:type="simple" xlink:href="http://cloudacademy.com/blog/public-cloud-war-aws-vs-azure-vs-google/" text:style-name="Internet_20_link" text:visited-style-name="Visited_20_Internet_20_Link"><text:span text:style-name="T12">http://cloudacademy.com/blog/public-cloud-war-aws-vs-azure-vs-googl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23:34:51.606725473</meta:creation-date>
    <meta:generator>LibreOffice/5.0.5.2$Linux_X86_64 LibreOffice_project/00m0$Build-2</meta:generator>
    <dc:date>2016-04-15T01:22:10.335210399</dc:date>
    <meta:editing-duration>PT16H54M27S</meta:editing-duration>
    <meta:editing-cycles>490</meta:editing-cycles>
    <meta:document-statistic meta:table-count="1" meta:image-count="0" meta:object-count="0" meta:page-count="5" meta:paragraph-count="284" meta:word-count="980" meta:character-count="5247" meta:non-whitespace-character-count="4566"/>
  </office:meta>
</office:document-meta>
</file>